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621cm"/>
    </style:style>
    <style:style style:name="co2" style:family="table-column">
      <style:table-column-properties fo:break-before="auto" style:column-width="0.993cm"/>
    </style:style>
    <style:style style:name="co3" style:family="table-column">
      <style:table-column-properties fo:break-before="auto" style:column-width="2.06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7.37cm"/>
    </style:style>
    <style:style style:name="co6" style:family="table-column">
      <style:table-column-properties fo:break-before="auto" style:column-width="1.102cm"/>
    </style:style>
    <style:style style:name="co7" style:family="table-column">
      <style:table-column-properties fo:break-before="auto" style:column-width="2.03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kill1</text:p>
          </table:table-cell>
          <table:table-cell office:value-type="string" calcext:value-type="string">
            <text:p>skill2</text:p>
          </table:table-cell>
          <table:table-cell office:value-type="string" calcext:value-type="string">
            <text:p>skill3</text:p>
          </table:table-cell>
          <table:table-cell office:value-type="string" calcext:value-type="string">
            <text:p>skill4</text:p>
          </table:table-cell>
          <table:table-cell office:value-type="string" calcext:value-type="string">
            <text:p>skill5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arcu@outlook.or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ely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urna.suscipit@google.edu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Donaldson</text:p>
          </table:table-cell>
          <table:table-cell office:value-type="string" calcext:value-type="string">
            <text:p>amet.nulla@protonmail.org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Burris</text:p>
          </table:table-cell>
          <table:table-cell office:value-type="string" calcext:value-type="string">
            <text:p>pretium.neque@hotmail.couk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amet.ante.vivamus@aol.net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enim.condimentum@yahoo.net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ea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magna.a@outlook.net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uail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nulla.facilisis.suspendisse@google.org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Wilkerson</text:p>
          </table:table-cell>
          <table:table-cell office:value-type="string" calcext:value-type="string">
            <text:p>quisque.tincidunt@outlook.ca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lric</text:p>
          </table:table-cell>
          <table:table-cell office:value-type="string" calcext:value-type="string">
            <text:p>Conley</text:p>
          </table:table-cell>
          <table:table-cell office:value-type="string" calcext:value-type="string">
            <text:p>non.sollicitudin@yahoo.ca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urna.suscipit.nonummy@outlook.org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ornare.facilisis@outlook.net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nunc@icloud.com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aliquam.iaculis@protonmail.edu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Dodson</text:p>
          </table:table-cell>
          <table:table-cell office:value-type="string" calcext:value-type="string">
            <text:p>lacus.quisque.imperdiet@hotmail.com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so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quam@protonmail.couk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magna.suspendisse.tristique@outlook.edu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edy</text:p>
          </table:table-cell>
          <table:table-cell office:value-type="string" calcext:value-type="string">
            <text:p>Hendricks</text:p>
          </table:table-cell>
          <table:table-cell office:value-type="string" calcext:value-type="string">
            <text:p>lacus.pede.sagittis@hotmail.com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nte</text:p>
          </table:table-cell>
          <table:table-cell office:value-type="string" calcext:value-type="string">
            <text:p>Workman</text:p>
          </table:table-cell>
          <table:table-cell office:value-type="string" calcext:value-type="string">
            <text:p>lorem.lorem@outlook.edu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medios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nim@protonmail.net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Knox</text:p>
          </table:table-cell>
          <table:table-cell office:value-type="string" calcext:value-type="string">
            <text:p>montes.nascetur@icloud.ca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elit.sed@yahoo.couk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eget.ipsum@aol.edu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li</text:p>
          </table:table-cell>
          <table:table-cell office:value-type="string" calcext:value-type="string">
            <text:p>Farley</text:p>
          </table:table-cell>
          <table:table-cell office:value-type="string" calcext:value-type="string">
            <text:p>nunc.risus@icloud.org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at@yahoo.com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dui.fusce.diam@hotmail.couk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enim.nisl.elementum@yahoo.edu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est.vitae@yahoo.edu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sit.amet@yahoo.ca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sed.leo.cras@aol.com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sh</text:p>
          </table:table-cell>
          <table:table-cell office:value-type="string" calcext:value-type="string">
            <text:p>Clemons</text:p>
          </table:table-cell>
          <table:table-cell office:value-type="string" calcext:value-type="string">
            <text:p>odio@protonmail.edu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Maynard</text:p>
          </table:table-cell>
          <table:table-cell office:value-type="string" calcext:value-type="string">
            <text:p>vitae.aliquet.nec@protonmail.com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uinlan</text:p>
          </table:table-cell>
          <table:table-cell office:value-type="string" calcext:value-type="string">
            <text:p>Burris</text:p>
          </table:table-cell>
          <table:table-cell office:value-type="string" calcext:value-type="string">
            <text:p>luctus@aol.com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ultrices@hotmail.couk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ede.praesent.eu@icloud.com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adipiscing.non.luctus@yahoo.edu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O'brien</text:p>
          </table:table-cell>
          <table:table-cell office:value-type="string" calcext:value-type="string">
            <text:p>vel@icloud.edu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yla</text:p>
          </table:table-cell>
          <table:table-cell office:value-type="string" calcext:value-type="string">
            <text:p>Hewitt</text:p>
          </table:table-cell>
          <table:table-cell office:value-type="string" calcext:value-type="string">
            <text:p>duis.a.mi@yahoo.net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ridiculus.mus@protonmail.couk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erat.vitae@outlook.ca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yla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blandit.at.nisi@outlook.net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Cohen</text:p>
          </table:table-cell>
          <table:table-cell office:value-type="string" calcext:value-type="string">
            <text:p>leo.in@hotmail.org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Stanton</text:p>
          </table:table-cell>
          <table:table-cell office:value-type="string" calcext:value-type="string">
            <text:p>dignissim.maecenas@yahoo.ca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quelyn</text:p>
          </table:table-cell>
          <table:table-cell office:value-type="string" calcext:value-type="string">
            <text:p>Padilla</text:p>
          </table:table-cell>
          <table:table-cell office:value-type="string" calcext:value-type="string">
            <text:p>et.ultrices@icloud.com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lie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laoreet.lectus@outlook.couk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Joyner</text:p>
          </table:table-cell>
          <table:table-cell office:value-type="string" calcext:value-type="string">
            <text:p>rutrum@aol.org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elie</text:p>
          </table:table-cell>
          <table:table-cell office:value-type="string" calcext:value-type="string">
            <text:p>Blackburn</text:p>
          </table:table-cell>
          <table:table-cell office:value-type="string" calcext:value-type="string">
            <text:p>vel.vulputate@protonmail.couk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a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dolor.egestas@icloud.edu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incidunt.neque@outlook.net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ylee</text:p>
          </table:table-cell>
          <table:table-cell office:value-type="string" calcext:value-type="string">
            <text:p>Mccullough</text:p>
          </table:table-cell>
          <table:table-cell office:value-type="string" calcext:value-type="string">
            <text:p>sollicitudin.adipiscing.ligula@protonmail.com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bibendum@outlook.org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sit@outlook.net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nden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nunc.est.mollis@yahoo.edu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Adkins</text:p>
          </table:table-cell>
          <table:table-cell office:value-type="string" calcext:value-type="string">
            <text:p>purus@yahoo.couk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Rodriquez</text:p>
          </table:table-cell>
          <table:table-cell office:value-type="string" calcext:value-type="string">
            <text:p>auctor@aol.couk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congue.in@icloud.net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n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risus.morbi@icloud.com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Abbott</text:p>
          </table:table-cell>
          <table:table-cell office:value-type="string" calcext:value-type="string">
            <text:p>congue.in@yahoo.net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lectus.convallis@aol.edu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Hatfield</text:p>
          </table:table-cell>
          <table:table-cell office:value-type="string" calcext:value-type="string">
            <text:p>adipiscing.elit@icloud.edu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mi.fringilla.mi@google.edu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placerat.eget@yahoo.org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etha</text:p>
          </table:table-cell>
          <table:table-cell office:value-type="string" calcext:value-type="string">
            <text:p>Davenport</text:p>
          </table:table-cell>
          <table:table-cell office:value-type="string" calcext:value-type="string">
            <text:p>massa.lobortis.ultrices@aol.couk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nim.condimentum@google.org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pede@outlook.ca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in.hendrerit@outlook.org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Dominguez</text:p>
          </table:table-cell>
          <table:table-cell office:value-type="string" calcext:value-type="string">
            <text:p>nascetur.ridiculus@yahoo.ca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rson</text:p>
          </table:table-cell>
          <table:table-cell office:value-type="string" calcext:value-type="string">
            <text:p>Shepard</text:p>
          </table:table-cell>
          <table:table-cell office:value-type="string" calcext:value-type="string">
            <text:p>non.lorem@icloud.com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gravida.non@aol.net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areth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lacus@hotmail.org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Haynes</text:p>
          </table:table-cell>
          <table:table-cell office:value-type="string" calcext:value-type="string">
            <text:p>rhoncus.donec@yahoo.org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ena</text:p>
          </table:table-cell>
          <table:table-cell office:value-type="string" calcext:value-type="string">
            <text:p>Stanton</text:p>
          </table:table-cell>
          <table:table-cell office:value-type="string" calcext:value-type="string">
            <text:p>vulputate.nisi@icloud.edu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haine</text:p>
          </table:table-cell>
          <table:table-cell office:value-type="string" calcext:value-type="string">
            <text:p>Bullock</text:p>
          </table:table-cell>
          <table:table-cell office:value-type="string" calcext:value-type="string">
            <text:p>at@icloud.net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ut@yahoo.org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t.sagittis@outlook.net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Dominguez</text:p>
          </table:table-cell>
          <table:table-cell office:value-type="string" calcext:value-type="string">
            <text:p>vel@outlook.edu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ggins</text:p>
          </table:table-cell>
          <table:table-cell office:value-type="string" calcext:value-type="string">
            <text:p>semper@aol.edu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magna.nam@outlook.com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maecenas.libero@google.com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acey</text:p>
          </table:table-cell>
          <table:table-cell office:value-type="string" calcext:value-type="string">
            <text:p>Conley</text:p>
          </table:table-cell>
          <table:table-cell office:value-type="string" calcext:value-type="string">
            <text:p>curabitur@hotmail.couk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la</text:p>
          </table:table-cell>
          <table:table-cell office:value-type="string" calcext:value-type="string">
            <text:p>Morrow</text:p>
          </table:table-cell>
          <table:table-cell office:value-type="string" calcext:value-type="string">
            <text:p>eu.nibh@hotmail.net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elle</text:p>
          </table:table-cell>
          <table:table-cell office:value-type="string" calcext:value-type="string">
            <text:p>Mcclure</text:p>
          </table:table-cell>
          <table:table-cell office:value-type="string" calcext:value-type="string">
            <text:p>ultrices.posuere.cubilia@icloud.com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vye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consectetuer@protonmail.couk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office:value-type="float" office:value="403" calcext:value-type="float">
            <text:p>4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lvin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penatibus@outlook.com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office:value-type="float" office:value="404" calcext:value-type="float">
            <text:p>4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son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eu.placerat@outlook.ca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penatibus.et@protonmail.couk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sed.congue@hotmail.net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uintessa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tristique.pellentesque.tellus@hotmail.net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Neal</text:p>
          </table:table-cell>
          <table:table-cell office:value-type="string" calcext:value-type="string">
            <text:p>malesuada.malesuada@yahoo.org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ynter</text:p>
          </table:table-cell>
          <table:table-cell office:value-type="string" calcext:value-type="string">
            <text:p>Pitts</text:p>
          </table:table-cell>
          <table:table-cell office:value-type="string" calcext:value-type="string">
            <text:p>id.sapien.cras@outlook.couk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Decker</text:p>
          </table:table-cell>
          <table:table-cell office:value-type="string" calcext:value-type="string">
            <text:p>amet.orci@outlook.com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lectus.convallis.est@yahoo.ca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412" calcext:value-type="float">
            <text:p>4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oko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libero@aol.ca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office:value-type="float" office:value="413" calcext:value-type="float">
            <text:p>4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arcu@google.org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office:value-type="float" office:value="414" calcext:value-type="float">
            <text:p>4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Hickman</text:p>
          </table:table-cell>
          <table:table-cell office:value-type="string" calcext:value-type="string">
            <text:p>tempus@hotmail.ca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et@outlook.ca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ipsum@icloud.couk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float" office:value="417" calcext:value-type="float">
            <text:p>4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lma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eu@yahoo.ca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aecenas.iaculis@google.edu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amsey</text:p>
          </table:table-cell>
          <table:table-cell office:value-type="string" calcext:value-type="string">
            <text:p>sodales.mauris@hotmail.couk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eter</text:p>
          </table:table-cell>
          <table:table-cell office:value-type="string" calcext:value-type="string">
            <text:p>Trevino</text:p>
          </table:table-cell>
          <table:table-cell office:value-type="string" calcext:value-type="string">
            <text:p>eu@outlook.com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office:value-type="float" office:value="421" calcext:value-type="float">
            <text:p>4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ultrices.a.auctor@outlook.ca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422" calcext:value-type="float">
            <text:p>4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honda</text:p>
          </table:table-cell>
          <table:table-cell office:value-type="string" calcext:value-type="string">
            <text:p>Crosby</text:p>
          </table:table-cell>
          <table:table-cell office:value-type="string" calcext:value-type="string">
            <text:p>sed.pharetra@yahoo.edu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Byrd</text:p>
          </table:table-cell>
          <table:table-cell office:value-type="string" calcext:value-type="string">
            <text:p>bibendum@google.ca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office:value-type="float" office:value="424" calcext:value-type="float">
            <text:p>4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Pickett</text:p>
          </table:table-cell>
          <table:table-cell office:value-type="string" calcext:value-type="string">
            <text:p>mauris@aol.org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est.mauris.eu@outlook.com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mi.pede.nonummy@icloud.couk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augue.eu@protonmail.org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sagittis.augue@hotmail.couk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wyer</text:p>
          </table:table-cell>
          <table:table-cell office:value-type="string" calcext:value-type="string">
            <text:p>Greer</text:p>
          </table:table-cell>
          <table:table-cell office:value-type="string" calcext:value-type="string">
            <text:p>ullamcorper.eu@google.org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vangeline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dictum@icloud.ca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llum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arcu.vestibulum@icloud.org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ida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adipiscing.lacus@google.couk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haney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sagittis.placerat@hotmail.edu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office:value-type="float" office:value="434" calcext:value-type="float">
            <text:p>4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eu@hotmail.com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ad</text:p>
          </table:table-cell>
          <table:table-cell office:value-type="string" calcext:value-type="string">
            <text:p>Atkins</text:p>
          </table:table-cell>
          <table:table-cell office:value-type="string" calcext:value-type="string">
            <text:p>vitae.posuere@icloud.ca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Puckett</text:p>
          </table:table-cell>
          <table:table-cell office:value-type="string" calcext:value-type="string">
            <text:p>ipsum.dolor@icloud.net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office:value-type="float" office:value="437" calcext:value-type="float">
            <text:p>4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Zane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faucibus.orci@aol.net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quisque@hotmail.couk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odio.aliquam@yahoo.ca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Camacho</text:p>
          </table:table-cell>
          <table:table-cell office:value-type="string" calcext:value-type="string">
            <text:p>lacinia@icloud.net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ritt</text:p>
          </table:table-cell>
          <table:table-cell office:value-type="string" calcext:value-type="string">
            <text:p>Zimmerman</text:p>
          </table:table-cell>
          <table:table-cell office:value-type="string" calcext:value-type="string">
            <text:p>hendrerit.id.ante@aol.edu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ando</text:p>
          </table:table-cell>
          <table:table-cell office:value-type="string" calcext:value-type="string">
            <text:p>Mclaughlin</text:p>
          </table:table-cell>
          <table:table-cell office:value-type="string" calcext:value-type="string">
            <text:p>donec.feugiat@protonmail.edu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Oneil</text:p>
          </table:table-cell>
          <table:table-cell office:value-type="string" calcext:value-type="string">
            <text:p>cras.eu.tellus@yahoo.net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istair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eget@icloud.com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office:value-type="float" office:value="445" calcext:value-type="float">
            <text:p>4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duis.elementum@protonmail.edu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la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luctus.felis@icloud.org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office:value-type="float" office:value="447" calcext:value-type="float">
            <text:p>4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quisque.ac@protonmail.edu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alhoun</text:p>
          </table:table-cell>
          <table:table-cell office:value-type="string" calcext:value-type="string">
            <text:p>tellus.lorem@yahoo.ca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iko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facilisis@outlook.ca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suspendisse@icloud.net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Mccarty</text:p>
          </table:table-cell>
          <table:table-cell office:value-type="string" calcext:value-type="string">
            <text:p>ut.sagittis@aol.org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tel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ursus.luctus.ipsum@google.com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convallis.convallis.dolor@icloud.ca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sagittis.nullam.vitae@yahoo.edu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Alford</text:p>
          </table:table-cell>
          <table:table-cell office:value-type="string" calcext:value-type="string">
            <text:p>enim.etiam@hotmail.org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llen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libero.nec.ligula@icloud.com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office:value-type="float" office:value="457" calcext:value-type="float">
            <text:p>4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nunc.sollicitudin@protonmail.net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kyler</text:p>
          </table:table-cell>
          <table:table-cell office:value-type="string" calcext:value-type="string">
            <text:p>Velez</text:p>
          </table:table-cell>
          <table:table-cell office:value-type="string" calcext:value-type="string">
            <text:p>hendrerit@hotmail.net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shad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velit@outlook.net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nostra.per.inceptos@icloud.couk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Byers</text:p>
          </table:table-cell>
          <table:table-cell office:value-type="string" calcext:value-type="string">
            <text:p>lacinia.at@outlook.couk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office:value-type="float" office:value="462" calcext:value-type="float">
            <text:p>4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vitae.sodales@hotmail.org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deson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lectus.cum.sociis@protonmail.couk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Donovan</text:p>
          </table:table-cell>
          <table:table-cell office:value-type="string" calcext:value-type="string">
            <text:p>sit.amet@google.com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office:value-type="float" office:value="465" calcext:value-type="float">
            <text:p>4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Zenaida</text:p>
          </table:table-cell>
          <table:table-cell office:value-type="string" calcext:value-type="string">
            <text:p>Nieves</text:p>
          </table:table-cell>
          <table:table-cell office:value-type="string" calcext:value-type="string">
            <text:p>sagittis.placerat@aol.ca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Zena</text:p>
          </table:table-cell>
          <table:table-cell office:value-type="string" calcext:value-type="string">
            <text:p>Kaufman</text:p>
          </table:table-cell>
          <table:table-cell office:value-type="string" calcext:value-type="string">
            <text:p>cursus.vestibulum@outlook.net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office:value-type="float" office:value="467" calcext:value-type="float">
            <text:p>4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varius@aol.com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office:value-type="float" office:value="468" calcext:value-type="float">
            <text:p>4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thleen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phasellus.vitae.mauris@aol.couk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ane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non.cursus.non@google.couk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ina</text:p>
          </table:table-cell>
          <table:table-cell office:value-type="string" calcext:value-type="string">
            <text:p>Dominguez</text:p>
          </table:table-cell>
          <table:table-cell office:value-type="string" calcext:value-type="string">
            <text:p>donec.nibh@icloud.ca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tempus.mauris@google.org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office:value-type="float" office:value="472" calcext:value-type="float">
            <text:p>4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lana</text:p>
          </table:table-cell>
          <table:table-cell office:value-type="string" calcext:value-type="string">
            <text:p>Oneil</text:p>
          </table:table-cell>
          <table:table-cell office:value-type="string" calcext:value-type="string">
            <text:p>eu.enim@icloud.org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in.tempus@aol.couk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office:value-type="float" office:value="474" calcext:value-type="float">
            <text:p>4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luctus@hotmail.ca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office:value-type="float" office:value="475" calcext:value-type="float">
            <text:p>4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Burnett</text:p>
          </table:table-cell>
          <table:table-cell office:value-type="string" calcext:value-type="string">
            <text:p>nec@outlook.org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office:value-type="float" office:value="476" calcext:value-type="float">
            <text:p>4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vestibulum.nec.euismod@outlook.com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quam.pellentesque@protonmail.org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office:value-type="float" office:value="478" calcext:value-type="float">
            <text:p>4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joli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iam@yahoo.couk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lby</text:p>
          </table:table-cell>
          <table:table-cell office:value-type="string" calcext:value-type="string">
            <text:p>Baxter</text:p>
          </table:table-cell>
          <table:table-cell office:value-type="string" calcext:value-type="string">
            <text:p>a.nunc@icloud.couk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x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diam@hotmail.ca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481" calcext:value-type="float">
            <text:p>4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dnee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sagittis.augue.eu@aol.edu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Huffman</text:p>
          </table:table-cell>
          <table:table-cell office:value-type="string" calcext:value-type="string">
            <text:p>ut.nisi@hotmail.couk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acia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ipsum.dolor.sit@yahoo.com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hay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non.enim.commodo@outlook.couk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485" calcext:value-type="float">
            <text:p>4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Hubbard</text:p>
          </table:table-cell>
          <table:table-cell office:value-type="string" calcext:value-type="string">
            <text:p>vitae.risus@google.ca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486" calcext:value-type="float">
            <text:p>4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ika</text:p>
          </table:table-cell>
          <table:table-cell office:value-type="string" calcext:value-type="string">
            <text:p>Browning</text:p>
          </table:table-cell>
          <table:table-cell office:value-type="string" calcext:value-type="string">
            <text:p>ligula.nullam.feugiat@icloud.ca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elly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massa.rutrum@icloud.net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fringilla.ornare.placerat@outlook.couk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489" calcext:value-type="float">
            <text:p>4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vy</text:p>
          </table:table-cell>
          <table:table-cell office:value-type="string" calcext:value-type="string">
            <text:p>Mclaughlin</text:p>
          </table:table-cell>
          <table:table-cell office:value-type="string" calcext:value-type="string">
            <text:p>litora.torquent@aol.ca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lacinia.at.iaculis@google.com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dui@yahoo.org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eros.nam.consequat@protonmail.org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rleigh</text:p>
          </table:table-cell>
          <table:table-cell office:value-type="string" calcext:value-type="string">
            <text:p>Mathews</text:p>
          </table:table-cell>
          <table:table-cell office:value-type="string" calcext:value-type="string">
            <text:p>cras.convallis@google.net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radshaw</text:p>
          </table:table-cell>
          <table:table-cell office:value-type="string" calcext:value-type="string">
            <text:p>rutrum.urna@aol.couk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ary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vulputate@protonmail.edu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ec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enim.condimentum@icloud.com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vestibulum.nec@aol.org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ssie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mauris.sagittis.placerat@icloud.org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quisque.ac@hotmail.net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ut.molestie@icloud.ca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im</text:p>
          </table:table-cell>
          <table:table-cell office:value-type="string" calcext:value-type="string">
            <text:p>Spears</text:p>
          </table:table-cell>
          <table:table-cell office:value-type="string" calcext:value-type="string">
            <text:p>arcu.aliquam@aol.ca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norato</text:p>
          </table:table-cell>
          <table:table-cell office:value-type="string" calcext:value-type="string">
            <text:p>Delacruz</text:p>
          </table:table-cell>
          <table:table-cell office:value-type="string" calcext:value-type="string">
            <text:p>ut.ipsum@aol.couk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orci.in.consequat@icloud.com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lric</text:p>
          </table:table-cell>
          <table:table-cell office:value-type="string" calcext:value-type="string">
            <text:p>Patton</text:p>
          </table:table-cell>
          <table:table-cell office:value-type="string" calcext:value-type="string">
            <text:p>nec.luctus.felis@icloud.ca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laoreet.ipsum.curabitur@protonmail.org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Bradshaw</text:p>
          </table:table-cell>
          <table:table-cell office:value-type="string" calcext:value-type="string">
            <text:p>natoque.penatibus.et@aol.ca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amet@outlook.net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Vaughan</text:p>
          </table:table-cell>
          <table:table-cell office:value-type="string" calcext:value-type="string">
            <text:p>amet.ultricies@hotmail.couk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rsus.a@aol.ca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pede.ac@hotmail.net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jolie</text:p>
          </table:table-cell>
          <table:table-cell office:value-type="string" calcext:value-type="string">
            <text:p>Summers</text:p>
          </table:table-cell>
          <table:table-cell office:value-type="string" calcext:value-type="string">
            <text:p>integer.id@google.edu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age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proin@aol.edu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vinia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lobortis.augue@google.org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nisha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porta.elit@icloud.couk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Barrera</text:p>
          </table:table-cell>
          <table:table-cell office:value-type="string" calcext:value-type="string">
            <text:p>pharetra@aol.org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mattis.cras.eget@protonmail.net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arleigh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tincidunt.congue@yahoo.org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office:value-type="float" office:value="518" calcext:value-type="float">
            <text:p>5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ona</text:p>
          </table:table-cell>
          <table:table-cell office:value-type="string" calcext:value-type="string">
            <text:p>Graves</text:p>
          </table:table-cell>
          <table:table-cell office:value-type="string" calcext:value-type="string">
            <text:p>luctus.curabitur@hotmail.edu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acinth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vitae.diam@icloud.com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son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nec.euismod@protonmail.couk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office:value-type="float" office:value="521" calcext:value-type="float">
            <text:p>5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yann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aesent.eu.nulla@hotmail.org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office:value-type="float" office:value="522" calcext:value-type="float">
            <text:p>5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yam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aliquam.rutrum@protonmail.edu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Jacobson</text:p>
          </table:table-cell>
          <table:table-cell office:value-type="string" calcext:value-type="string">
            <text:p>elementum.lorem@yahoo.ca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ning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ornare.lectus.ante@protonmail.com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dis@hotmail.ca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magna.nam@icloud.com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ynne</text:p>
          </table:table-cell>
          <table:table-cell office:value-type="string" calcext:value-type="string">
            <text:p>Pitts</text:p>
          </table:table-cell>
          <table:table-cell office:value-type="string" calcext:value-type="string">
            <text:p>magnis.dis.parturient@protonmail.net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office:value-type="float" office:value="528" calcext:value-type="float">
            <text:p>5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Wiggins</text:p>
          </table:table-cell>
          <table:table-cell office:value-type="string" calcext:value-type="string">
            <text:p>urna.convallis.erat@hotmail.couk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duis.a@outlook.com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Riddle</text:p>
          </table:table-cell>
          <table:table-cell office:value-type="string" calcext:value-type="string">
            <text:p>sem.vitae@protonmail.couk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rden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arcu@hotmail.couk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a.purus@yahoo.com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li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ornare.in@protonmail.net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orci.quis@aol.ca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u.morbi@yahoo.org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acus.vestibulum@outlook.org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office:value-type="float" office:value="457" calcext:value-type="float">
            <text:p>457</text:p>
          </table:table-cell>
          <table:table-cell office:value-type="float" office:value="537" calcext:value-type="float">
            <text:p>5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pede.cras.vulputate@hotmail.net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atell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mi.lacinia@outlook.org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Velasquez</text:p>
          </table:table-cell>
          <table:table-cell office:value-type="string" calcext:value-type="string">
            <text:p>id.risus@aol.ca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Dyer</text:p>
          </table:table-cell>
          <table:table-cell office:value-type="string" calcext:value-type="string">
            <text:p>non.quam.pellentesque@hotmail.ca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office:value-type="float" office:value="541" calcext:value-type="float">
            <text:p>5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aenean@icloud.edu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suspendisse@yahoo.net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vel.vulputate@google.couk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litora.torquent@outlook.edu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sed.dolor.fusce@google.couk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nunc.risus@outlook.edu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office:value-type="float" office:value="467" calcext:value-type="float">
            <text:p>467</text:p>
          </table:table-cell>
          <table:table-cell office:value-type="float" office:value="547" calcext:value-type="float">
            <text:p>5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eya</text:p>
          </table:table-cell>
          <table:table-cell office:value-type="string" calcext:value-type="string">
            <text:p>Bonner</text:p>
          </table:table-cell>
          <table:table-cell office:value-type="string" calcext:value-type="string">
            <text:p>feugiat.tellus.lorem@google.net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iscoll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congue.a@outlook.edu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ovan</text:p>
          </table:table-cell>
          <table:table-cell office:value-type="string" calcext:value-type="string">
            <text:p>Stokes</text:p>
          </table:table-cell>
          <table:table-cell office:value-type="string" calcext:value-type="string">
            <text:p>aliquet.phasellus@yahoo.edu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est.congue.a@google.com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nae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velit.sed@google.couk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iana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pharetra.sed.hendrerit@hotmail.net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office:value-type="float" office:value="553" calcext:value-type="float">
            <text:p>5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tempor.diam@google.com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rill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faucibus@yahoo.edu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erat.sed@yahoo.com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office:value-type="float" office:value="476" calcext:value-type="float">
            <text:p>476</text:p>
          </table:table-cell>
          <table:table-cell office:value-type="float" office:value="556" calcext:value-type="float">
            <text:p>5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Summers</text:p>
          </table:table-cell>
          <table:table-cell office:value-type="string" calcext:value-type="string">
            <text:p>lectus.ante.dictum@protonmail.couk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office:value-type="float" office:value="557" calcext:value-type="float">
            <text:p>5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annon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gestas.aliquam.fringilla@hotmail.ca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dolor@aol.net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dnee</text:p>
          </table:table-cell>
          <table:table-cell office:value-type="string" calcext:value-type="string">
            <text:p>Harding</text:p>
          </table:table-cell>
          <table:table-cell office:value-type="string" calcext:value-type="string">
            <text:p>aliquam.adipiscing@icloud.com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tempor@yahoo.couk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Hardin</text:p>
          </table:table-cell>
          <table:table-cell office:value-type="string" calcext:value-type="string">
            <text:p>justo.praesent.luctus@icloud.net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tchen</text:p>
          </table:table-cell>
          <table:table-cell office:value-type="string" calcext:value-type="string">
            <text:p>Benton</text:p>
          </table:table-cell>
          <table:table-cell office:value-type="string" calcext:value-type="string">
            <text:p>rhoncus@google.com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ultrices@outlook.ca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office:value-type="float" office:value="564" calcext:value-type="float">
            <text:p>5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malesuada.fames.ac@yahoo.edu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ynne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fames.ac.turpis@aol.couk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486" calcext:value-type="float">
            <text:p>486</text:p>
          </table:table-cell>
          <table:table-cell office:value-type="float" office:value="566" calcext:value-type="float">
            <text:p>5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curabitur.consequat@google.org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irae</text:p>
          </table:table-cell>
          <table:table-cell office:value-type="string" calcext:value-type="string">
            <text:p>Ballard</text:p>
          </table:table-cell>
          <table:table-cell office:value-type="string" calcext:value-type="string">
            <text:p>urna.justo@google.ca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lit.pede@aol.ca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lene</text:p>
          </table:table-cell>
          <table:table-cell office:value-type="string" calcext:value-type="string">
            <text:p>Spence</text:p>
          </table:table-cell>
          <table:table-cell office:value-type="string" calcext:value-type="string">
            <text:p>ultricies.dignissim@aol.org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lla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nunc.quis@google.ca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meko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on@protonmail.edu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Blackwell</text:p>
          </table:table-cell>
          <table:table-cell office:value-type="string" calcext:value-type="string">
            <text:p>dis.parturient@yahoo.ca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bibendum.sed@yahoo.couk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office:value-type="float" office:value="574" calcext:value-type="float">
            <text:p>5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dictum@protonmail.couk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office:value-type="float" office:value="575" calcext:value-type="float">
            <text:p>5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suspendisse.eleifend@hotmail.org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office:value-type="float" office:value="576" calcext:value-type="float">
            <text:p>5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consectetuer.adipiscing@hotmail.couk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a.nunc.in@yahoo.com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arnett</text:p>
          </table:table-cell>
          <table:table-cell office:value-type="string" calcext:value-type="string">
            <text:p>a.aliquet@protonmail.couk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  <table:table-cell office:value-type="float" office:value="579" calcext:value-type="float">
            <text:p>5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inlan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dolor@protonmail.com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ardenas</text:p>
          </table:table-cell>
          <table:table-cell office:value-type="string" calcext:value-type="string">
            <text:p>vestibulum.accumsan@outlook.ca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ephr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libero.morbi@hotmail.ca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etchen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sed@aol.net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vis</text:p>
          </table:table-cell>
          <table:table-cell office:value-type="string" calcext:value-type="string">
            <text:p>Stokes</text:p>
          </table:table-cell>
          <table:table-cell office:value-type="string" calcext:value-type="string">
            <text:p>mi.ac@google.couk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yrus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vitae.dolor@google.edu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blandit.congue.in@icloud.net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office:value-type="float" office:value="586" calcext:value-type="float">
            <text:p>5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nor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iaculis.odio@aol.org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office:value-type="float" office:value="587" calcext:value-type="float">
            <text:p>5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pede.cum@protonmail.couk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lory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dui.cras@yahoo.edu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egestas.ligula@yahoo.org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vel@yahoo.com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  <table:table-cell office:value-type="float" office:value="591" calcext:value-type="float">
            <text:p>5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Sweeney</text:p>
          </table:table-cell>
          <table:table-cell office:value-type="string" calcext:value-type="string">
            <text:p>nec.tellus.nunc@outlook.net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Meadows</text:p>
          </table:table-cell>
          <table:table-cell office:value-type="string" calcext:value-type="string">
            <text:p>libero.at.auctor@hotmail.couk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ultrices.mauris@aol.net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  <table:table-cell office:value-type="float" office:value="594" calcext:value-type="float">
            <text:p>5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ritt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et.magnis@aol.ca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lmo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suspendisse.aliquet.sem@google.ca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office:value-type="float" office:value="596" calcext:value-type="float">
            <text:p>5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lilah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vel@google.net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ut@protonmail.ca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office:value-type="float" office:value="518" calcext:value-type="float">
            <text:p>518</text:p>
          </table:table-cell>
          <table:table-cell office:value-type="float" office:value="598" calcext:value-type="float">
            <text:p>5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dapibus.quam@yahoo.edu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iara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enim.non@hotmail.net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curabitur.sed.tortor@icloud.couk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Puckett</text:p>
          </table:table-cell>
          <table:table-cell office:value-type="string" calcext:value-type="string">
            <text:p>nulla.facilisi@google.org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Mcpherson</text:p>
          </table:table-cell>
          <table:table-cell office:value-type="string" calcext:value-type="string">
            <text:p>elit.elit@protonmail.edu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thleen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quis.arcu.vel@google.com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Steele</text:p>
          </table:table-cell>
          <table:table-cell office:value-type="string" calcext:value-type="string">
            <text:p>non.sapien@outlook.com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nix</text:p>
          </table:table-cell>
          <table:table-cell office:value-type="string" calcext:value-type="string">
            <text:p>Landry</text:p>
          </table:table-cell>
          <table:table-cell office:value-type="string" calcext:value-type="string">
            <text:p>condimentum@yahoo.com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arr</text:p>
          </table:table-cell>
          <table:table-cell office:value-type="string" calcext:value-type="string">
            <text:p>eu.lacus@icloud.net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ante@google.net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Padilla</text:p>
          </table:table-cell>
          <table:table-cell office:value-type="string" calcext:value-type="string">
            <text:p>mus.donec@yahoo.org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mauris.integer.sem@hotmail.edu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hely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risus@outlook.org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senio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dui.lectus@icloud.edu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class@google.edu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dictum@protonmail.net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is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at.velit@icloud.org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ornare.sagittis@google.ca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alesuada.malesuada.integer@protonmail.couk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office:value-type="float" office:value="457" calcext:value-type="float">
            <text:p>457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cKensie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quam.pellentesque@icloud.couk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Glover</text:p>
          </table:table-cell>
          <table:table-cell office:value-type="string" calcext:value-type="string">
            <text:p>nulla.interdum.curabitur@icloud.net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ia</text:p>
          </table:table-cell>
          <table:table-cell office:value-type="string" calcext:value-type="string">
            <text:p>Harrell</text:p>
          </table:table-cell>
          <table:table-cell office:value-type="string" calcext:value-type="string">
            <text:p>donec.nibh@hotmail.couk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magna.sed.dui@icloud.com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iko</text:p>
          </table:table-cell>
          <table:table-cell office:value-type="string" calcext:value-type="string">
            <text:p>Vang</text:p>
          </table:table-cell>
          <table:table-cell office:value-type="string" calcext:value-type="string">
            <text:p>dictum.sapien@google.edu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office:value-type="float" office:value="22" calcext:value-type="float">
            <text:p>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iram</text:p>
          </table:table-cell>
          <table:table-cell office:value-type="string" calcext:value-type="string">
            <text:p>Briggs</text:p>
          </table:table-cell>
          <table:table-cell office:value-type="string" calcext:value-type="string">
            <text:p>in.hendrerit@outlook.edu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Lowe</text:p>
          </table:table-cell>
          <table:table-cell office:value-type="string" calcext:value-type="string">
            <text:p>adipiscing.enim@yahoo.org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Sargent</text:p>
          </table:table-cell>
          <table:table-cell office:value-type="string" calcext:value-type="string">
            <text:p>tempus.non.lacinia@aol.couk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ameko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aliquam.erat@outlook.com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ady</text:p>
          </table:table-cell>
          <table:table-cell office:value-type="string" calcext:value-type="string">
            <text:p>Wiggins</text:p>
          </table:table-cell>
          <table:table-cell office:value-type="string" calcext:value-type="string">
            <text:p>sed.dictum@hotmail.edu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office:value-type="float" office:value="467" calcext:value-type="float">
            <text:p>467</text:p>
          </table:table-cell>
          <table:table-cell office:value-type="float" office:value="547" calcext:value-type="float">
            <text:p>547</text:p>
          </table:table-cell>
          <table:table-cell office:value-type="float" office:value="27" calcext:value-type="float">
            <text:p>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ato</text:p>
          </table:table-cell>
          <table:table-cell office:value-type="string" calcext:value-type="string">
            <text:p>Berger</text:p>
          </table:table-cell>
          <table:table-cell office:value-type="string" calcext:value-type="string">
            <text:p>consectetuer.mauris@google.edu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libero.morbi@protonmail.ca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sed.orci@yahoo.ca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da</text:p>
          </table:table-cell>
          <table:table-cell office:value-type="string" calcext:value-type="string">
            <text:p>Dawson</text:p>
          </table:table-cell>
          <table:table-cell office:value-type="string" calcext:value-type="string">
            <text:p>faucibus.lectus@google.couk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Hickman</text:p>
          </table:table-cell>
          <table:table-cell office:value-type="string" calcext:value-type="string">
            <text:p>est@hotmail.edu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alvin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sed@outlook.org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na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ridiculus.mus@yahoo.couk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yder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gravida.nunc@outlook.ca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Cabrera</text:p>
          </table:table-cell>
          <table:table-cell office:value-type="string" calcext:value-type="string">
            <text:p>non.dapibus@yahoo.com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office:value-type="float" office:value="476" calcext:value-type="float">
            <text:p>476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Johns</text:p>
          </table:table-cell>
          <table:table-cell office:value-type="string" calcext:value-type="string">
            <text:p>dis@aol.edu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office:value-type="float" office:value="557" calcext:value-type="float">
            <text:p>557</text:p>
          </table:table-cell>
          <table:table-cell office:value-type="float" office:value="37" calcext:value-type="float">
            <text:p>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anna</text:p>
          </table:table-cell>
          <table:table-cell office:value-type="string" calcext:value-type="string">
            <text:p>Puckett</text:p>
          </table:table-cell>
          <table:table-cell office:value-type="string" calcext:value-type="string">
            <text:p>dis.parturient@icloud.net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office:value-type="float" office:value="38" calcext:value-type="float">
            <text:p>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sodales@hotmail.org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rielle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amet@google.edu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ma</text:p>
          </table:table-cell>
          <table:table-cell office:value-type="string" calcext:value-type="string">
            <text:p>Mcpherson</text:p>
          </table:table-cell>
          <table:table-cell office:value-type="string" calcext:value-type="string">
            <text:p>ante.iaculis@hotmail.com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office:value-type="float" office:value="41" calcext:value-type="float">
            <text:p>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ut.tincidunt.orci@google.ca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rdley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ipsum.porta@hotmail.net</text:p>
          </table:table-cell>
          <table:table-cell office:value-type="float" office:value="323" calcext:value-type="float">
            <text:p>323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li</text:p>
          </table:table-cell>
          <table:table-cell office:value-type="string" calcext:value-type="string">
            <text:p>Zimmerman</text:p>
          </table:table-cell>
          <table:table-cell office:value-type="string" calcext:value-type="string">
            <text:p>enim@aol.couk</text:p>
          </table:table-cell>
          <table:table-cell office:value-type="float" office:value="324" calcext:value-type="float">
            <text:p>324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Stevenson</text:p>
          </table:table-cell>
          <table:table-cell office:value-type="string" calcext:value-type="string">
            <text:p>lobortis.quam@aol.couk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Hendricks</text:p>
          </table:table-cell>
          <table:table-cell office:value-type="string" calcext:value-type="string">
            <text:p>phasellus@outlook.couk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486" calcext:value-type="float">
            <text:p>486</text:p>
          </table:table-cell>
          <table:table-cell office:value-type="float" office:value="566" calcext:value-type="float">
            <text:p>566</text:p>
          </table:table-cell>
          <table:table-cell office:value-type="float" office:value="46" calcext:value-type="float">
            <text:p>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aenean.euismod@protonmail.com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mauris.sapien@yahoo.net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curabitur.massa@protonmail.net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office:value-type="float" office:value="49" calcext:value-type="float">
            <text:p>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met.ornare@icloud.net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ed.malesuada@hotmail.edu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Cervantes</text:p>
          </table:table-cell>
          <table:table-cell office:value-type="string" calcext:value-type="string">
            <text:p>curae.phasellus@protonmail.ca</text:p>
          </table:table-cell>
          <table:table-cell office:value-type="float" office:value="332" calcext:value-type="float">
            <text:p>332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vien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pharetra.ut@protonmail.org</text:p>
          </table:table-cell>
          <table:table-cell office:value-type="float" office:value="333" calcext:value-type="float">
            <text:p>333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phasellus.dapibus.quam@aol.net</text:p>
          </table:table-cell>
          <table:table-cell office:value-type="float" office:value="334" calcext:value-type="float">
            <text:p>334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blandit.congue@protonmail.com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elani</text:p>
          </table:table-cell>
          <table:table-cell office:value-type="string" calcext:value-type="string">
            <text:p>Hensley</text:p>
          </table:table-cell>
          <table:table-cell office:value-type="string" calcext:value-type="string">
            <text:p>sit.amet@google.ca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enim.mi@hotmail.net</text:p>
          </table:table-cell>
          <table:table-cell office:value-type="float" office:value="337" calcext:value-type="float">
            <text:p>337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anca</text:p>
          </table:table-cell>
          <table:table-cell office:value-type="string" calcext:value-type="string">
            <text:p>Dominguez</text:p>
          </table:table-cell>
          <table:table-cell office:value-type="string" calcext:value-type="string">
            <text:p>non.sapien@outlook.ca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futau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posuere@aol.edu</text:p>
          </table:table-cell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semper@outlook.net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isela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velit.cras.lorem@aol.couk</text:p>
          </table:table-cell>
          <table:table-cell office:value-type="float" office:value="341" calcext:value-type="float">
            <text:p>341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Hensley</text:p>
          </table:table-cell>
          <table:table-cell office:value-type="string" calcext:value-type="string">
            <text:p>quis.diam@aol.couk</text:p>
          </table:table-cell>
          <table:table-cell office:value-type="float" office:value="342" calcext:value-type="float">
            <text:p>342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la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auctor@protonmail.net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Humphrey</text:p>
          </table:table-cell>
          <table:table-cell office:value-type="string" calcext:value-type="string">
            <text:p>cras.dictum.ultricies@yahoo.com</text:p>
          </table:table-cell>
          <table:table-cell office:value-type="float" office:value="344" calcext:value-type="float">
            <text:p>344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Graves</text:p>
          </table:table-cell>
          <table:table-cell office:value-type="string" calcext:value-type="string">
            <text:p>morbi.neque.tellus@yahoo.ca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luctus@protonmail.net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office:value-type="float" office:value="586" calcext:value-type="float">
            <text:p>586</text:p>
          </table:table-cell>
          <table:table-cell office:value-type="float" office:value="66" calcext:value-type="float">
            <text:p>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ermaine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et.magnis@aol.couk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office:value-type="float" office:value="587" calcext:value-type="float">
            <text:p>587</text:p>
          </table:table-cell>
          <table:table-cell office:value-type="float" office:value="67" calcext:value-type="float">
            <text:p>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semper.auctor.mauris@outlook.org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rro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pellentesque.tellus@aol.com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office:value-type="float" office:value="69" calcext:value-type="float">
            <text:p>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Calhoun</text:p>
          </table:table-cell>
          <table:table-cell office:value-type="string" calcext:value-type="string">
            <text:p>tempus.lorem.fringilla@yahoo.ca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ufutau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nisi@yahoo.ca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  <table:table-cell office:value-type="float" office:value="591" calcext:value-type="float">
            <text:p>591</text:p>
          </table:table-cell>
          <table:table-cell office:value-type="float" office:value="71" calcext:value-type="float">
            <text:p>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ilani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volutpat@yahoo.com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poline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eget.metus.in@hotmail.couk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office:value-type="float" office:value="73" calcext:value-type="float">
            <text:p>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dria</text:p>
          </table:table-cell>
          <table:table-cell office:value-type="string" calcext:value-type="string">
            <text:p>Reeves</text:p>
          </table:table-cell>
          <table:table-cell office:value-type="string" calcext:value-type="string">
            <text:p>aliquet.magna@icloud.org</text:p>
          </table:table-cell>
          <table:table-cell office:value-type="float" office:value="354" calcext:value-type="float">
            <text:p>354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  <table:table-cell office:value-type="float" office:value="594" calcext:value-type="float">
            <text:p>594</text:p>
          </table:table-cell>
          <table:table-cell office:value-type="float" office:value="74" calcext:value-type="float">
            <text:p>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enim@protonmail.org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Larsen</text:p>
          </table:table-cell>
          <table:table-cell office:value-type="string" calcext:value-type="string">
            <text:p>et.commodo.at@aol.couk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yss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ut@yahoo.net</text:p>
          </table:table-cell>
          <table:table-cell office:value-type="float" office:value="357" calcext:value-type="float">
            <text:p>357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office:value-type="float" office:value="77" calcext:value-type="float">
            <text:p>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magnis.dis@outlook.net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office:value-type="float" office:value="518" calcext:value-type="float">
            <text:p>518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Copeland</text:p>
          </table:table-cell>
          <table:table-cell office:value-type="string" calcext:value-type="string">
            <text:p>quis@yahoo.ca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office:value-type="float" office:value="79" calcext:value-type="float">
            <text:p>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ellie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pellentesque@icloud.org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proin.dolor@outlook.org</text:p>
          </table:table-cell>
          <table:table-cell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cota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a.sollicitudin@hotmail.ca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Baird</text:p>
          </table:table-cell>
          <table:table-cell office:value-type="string" calcext:value-type="string">
            <text:p>nullam.lobortis.quam@google.couk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g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i@yahoo.couk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Downs</text:p>
          </table:table-cell>
          <table:table-cell office:value-type="string" calcext:value-type="string">
            <text:p>in.molestie@hotmail.com</text:p>
          </table:table-cell>
          <table:table-cell office:value-type="float" office:value="365" calcext:value-type="float">
            <text:p>365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tum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orci.luctus@protonmail.ca</text:p>
          </table:table-cell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claughlin</text:p>
          </table:table-cell>
          <table:table-cell office:value-type="string" calcext:value-type="string">
            <text:p>feugiat.sed@outlook.edu</text:p>
          </table:table-cell>
          <table:table-cell office:value-type="float" office:value="367" calcext:value-type="float">
            <text:p>367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Chaney</text:p>
          </table:table-cell>
          <table:table-cell office:value-type="string" calcext:value-type="string">
            <text:p>sollicitudin.adipiscing@yahoo.net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yle</text:p>
          </table:table-cell>
          <table:table-cell office:value-type="string" calcext:value-type="string">
            <text:p>Petersen</text:p>
          </table:table-cell>
          <table:table-cell office:value-type="string" calcext:value-type="string">
            <text:p>tortor.nunc@yahoo.ca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nunc.nulla@icloud.edu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dui.fusce@protonmail.org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ika</text:p>
          </table:table-cell>
          <table:table-cell office:value-type="string" calcext:value-type="string">
            <text:p>Acevedo</text:p>
          </table:table-cell>
          <table:table-cell office:value-type="string" calcext:value-type="string">
            <text:p>vestibulum.ante@yahoo.com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mauris.sapien.cursus@google.edu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te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molestie@google.org</text:p>
          </table:table-cell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Meyers</text:p>
          </table:table-cell>
          <table:table-cell office:value-type="string" calcext:value-type="string">
            <text:p>sem.semper@aol.edu</text:p>
          </table:table-cell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ut@aol.ca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ut.semper@google.couk</text:p>
          </table:table-cell>
          <table:table-cell office:value-type="float" office:value="377" calcext:value-type="float">
            <text:p>377</text:p>
          </table:table-cell>
          <table:table-cell office:value-type="float" office:value="457" calcext:value-type="float">
            <text:p>457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Daugherty</text:p>
          </table:table-cell>
          <table:table-cell office:value-type="string" calcext:value-type="string">
            <text:p>mi.tempor@icloud.com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sem.magna.nec@hotmail.org</text:p>
          </table:table-cell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Wilcox</text:p>
          </table:table-cell>
          <table:table-cell office:value-type="string" calcext:value-type="string">
            <text:p>nunc@google.edu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maecenas@hotmail.net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ibendum@icloud.org</text:p>
          </table:table-cell>
          <table:table-cell office:value-type="float" office:value="382" calcext:value-type="float">
            <text:p>382</text:p>
          </table:table-cell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vis</text:p>
          </table:table-cell>
          <table:table-cell office:value-type="string" calcext:value-type="string">
            <text:p>Cabrera</text:p>
          </table:table-cell>
          <table:table-cell office:value-type="string" calcext:value-type="string">
            <text:p>mus.aenean@yahoo.ca</text:p>
          </table:table-cell>
          <table:table-cell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yder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cum@outlook.couk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Goff</text:p>
          </table:table-cell>
          <table:table-cell office:value-type="string" calcext:value-type="string">
            <text:p>ut.mi.duis@google.ca</text:p>
          </table:table-cell>
          <table:table-cell office:value-type="float" office:value="385" calcext:value-type="float">
            <text:p>385</text:p>
          </table:table-cell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ut@icloud.couk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molestie.tortor@google.org</text:p>
          </table:table-cell>
          <table:table-cell office:value-type="float" office:value="387" calcext:value-type="float">
            <text:p>387</text:p>
          </table:table-cell>
          <table:table-cell office:value-type="float" office:value="467" calcext:value-type="float">
            <text:p>467</text:p>
          </table:table-cell>
          <table:table-cell office:value-type="float" office:value="547" calcext:value-type="float">
            <text:p>547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hay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sed.diam.lorem@hotmail.ca</text:p>
          </table:table-cell>
          <table:table-cell office:value-type="float" office:value="388" calcext:value-type="float">
            <text:p>388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ika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onec@protonmail.ca</text:p>
          </table:table-cell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eegan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a.purus@protonmail.net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onorato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massa.vestibulum@aol.org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reina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augue.id@aol.com</text:p>
          </table:table-cell>
          <table:table-cell office:value-type="float" office:value="392" calcext:value-type="float">
            <text:p>392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elaney</text:p>
          </table:table-cell>
          <table:table-cell office:value-type="string" calcext:value-type="string">
            <text:p>non.arcu.vivamus@protonmail.com</text:p>
          </table:table-cell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uintessa</text:p>
          </table:table-cell>
          <table:table-cell office:value-type="string" calcext:value-type="string">
            <text:p>Underwood</text:p>
          </table:table-cell>
          <table:table-cell office:value-type="string" calcext:value-type="string">
            <text:p>nibh.sit@protonmail.couk</text:p>
          </table:table-cell>
          <table:table-cell office:value-type="float" office:value="394" calcext:value-type="float">
            <text:p>394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nunc.mauris.morbi@aol.org</text:p>
          </table:table-cell>
          <table:table-cell office:value-type="float" office:value="395" calcext:value-type="float">
            <text:p>395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eo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amet.risus.donec@aol.ca</text:p>
          </table:table-cell>
          <table:table-cell office:value-type="float" office:value="396" calcext:value-type="float">
            <text:p>396</text:p>
          </table:table-cell>
          <table:table-cell office:value-type="float" office:value="476" calcext:value-type="float">
            <text:p>476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varius@hotmail.org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office:value-type="float" office:value="557" calcext:value-type="float">
            <text:p>557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wendolyn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fringilla.purus.mauris@outlook.com</text:p>
          </table:table-cell>
          <table:table-cell office:value-type="float" office:value="398" calcext:value-type="float">
            <text:p>398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opoline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vestibulum.lorem@google.org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rritt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vel.vulputate@google.net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lorem.eu.metus@icloud.edu</text:p>
          </table:table-cell>
          <table:table-cell office:value-type="float" office:value="401" calcext:value-type="float">
            <text:p>401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Alford</text:p>
          </table:table-cell>
          <table:table-cell office:value-type="string" calcext:value-type="string">
            <text:p>aliquet.molestie@outlook.net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a.scelerisque.sed@icloud.couk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acinth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ultrices.iaculis.odio@outlook.net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it.amet@hotmail.com</text:p>
          </table:table-cell>
          <table:table-cell office:value-type="float" office:value="405" calcext:value-type="float">
            <text:p>405</text:p>
          </table:table-cell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rissa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vitae.aliquam.eros@google.edu</text:p>
          </table:table-cell>
          <table:table-cell office:value-type="float" office:value="406" calcext:value-type="float">
            <text:p>406</text:p>
          </table:table-cell>
          <table:table-cell office:value-type="float" office:value="486" calcext:value-type="float">
            <text:p>486</text:p>
          </table:table-cell>
          <table:table-cell office:value-type="float" office:value="566" calcext:value-type="float">
            <text:p>566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ultrices.a.auctor@hotmail.edu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Franks</text:p>
          </table:table-cell>
          <table:table-cell office:value-type="string" calcext:value-type="string">
            <text:p>integer.vulputate@aol.net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Cote</text:p>
          </table:table-cell>
          <table:table-cell office:value-type="string" calcext:value-type="string">
            <text:p>urna.justo@protonmail.ca</text:p>
          </table:table-cell>
          <table:table-cell office:value-type="float" office:value="409" calcext:value-type="float">
            <text:p>409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ne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ornare.lectus@outlook.net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Dahlia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aliquet.phasellus@protonmail.com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nya</text:p>
          </table:table-cell>
          <table:table-cell office:value-type="string" calcext:value-type="string">
            <text:p>Cantu</text:p>
          </table:table-cell>
          <table:table-cell office:value-type="string" calcext:value-type="string">
            <text:p>amet.massa@icloud.couk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Mcfarland</text:p>
          </table:table-cell>
          <table:table-cell office:value-type="string" calcext:value-type="string">
            <text:p>per.inceptos.hymenaeos@aol.edu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ligula.tortor@yahoo.couk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ut.molestie.in@google.com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exa</text:p>
          </table:table-cell>
          <table:table-cell office:value-type="string" calcext:value-type="string">
            <text:p>Kinney</text:p>
          </table:table-cell>
          <table:table-cell office:value-type="string" calcext:value-type="string">
            <text:p>libero.nec.ligula@aol.edu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dman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neque.nullam@outlook.org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lory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erat.volutpat@aol.net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lorem.tristique.aliquet@google.couk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lorem.auctor.quis@yahoo.ca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Dickerson</text:p>
          </table:table-cell>
          <table:table-cell office:value-type="string" calcext:value-type="string">
            <text:p>sodales.at@google.ca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yda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convallis@hotmail.com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cey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aliquam.vulputate@hotmail.couk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dignissim.lacus.aliquam@protonmail.com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dman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pellentesque@yahoo.net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tum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dui.augue@outlook.net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office:value-type="float" office:value="586" calcext:value-type="float">
            <text:p>586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Whitehead</text:p>
          </table:table-cell>
          <table:table-cell office:value-type="string" calcext:value-type="string">
            <text:p>eros.non@aol.net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office:value-type="float" office:value="587" calcext:value-type="float">
            <text:p>587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mi.ac@outlook.org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Pratt</text:p>
          </table:table-cell>
          <table:table-cell office:value-type="string" calcext:value-type="string">
            <text:p>adipiscing.elit@google.ca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eno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sapien@outlook.ca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uffman</text:p>
          </table:table-cell>
          <table:table-cell office:value-type="string" calcext:value-type="string">
            <text:p>nulla.aliquet.proin@hotmail.edu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  <table:table-cell office:value-type="float" office:value="591" calcext:value-type="float">
            <text:p>591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onorato</text:p>
          </table:table-cell>
          <table:table-cell office:value-type="string" calcext:value-type="string">
            <text:p>Browning</text:p>
          </table:table-cell>
          <table:table-cell office:value-type="string" calcext:value-type="string">
            <text:p>aliquam.nisl.nulla@google.edu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et.tristique.pellentesque@hotmail.net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ut@icloud.com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  <table:table-cell office:value-type="float" office:value="594" calcext:value-type="float">
            <text:p>594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iaculis@aol.ca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mauris.nulla@outlook.com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consequat@hotmail.com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dyard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magnis@hotmail.edu</text:p>
          </table:table-cell>
          <table:table-cell office:value-type="float" office:value="438" calcext:value-type="float">
            <text:p>438</text:p>
          </table:table-cell>
          <table:table-cell office:value-type="float" office:value="518" calcext:value-type="float">
            <text:p>518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Winters</text:p>
          </table:table-cell>
          <table:table-cell office:value-type="string" calcext:value-type="string">
            <text:p>id.sapien@google.org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ynn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sapien.nunc@google.net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faucibus.orci@yahoo.couk</text:p>
          </table:table-cell>
          <table:table-cell office:value-type="float" office:value="441" calcext:value-type="float">
            <text:p>441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dessa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massa.lobortis@yahoo.com</text:p>
          </table:table-cell>
          <table:table-cell office:value-type="float" office:value="442" calcext:value-type="float">
            <text:p>442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Wilcox</text:p>
          </table:table-cell>
          <table:table-cell office:value-type="string" calcext:value-type="string">
            <text:p>dui.cum@outlook.net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chery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ligula@yahoo.ca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etiam.laoreet.libero@yahoo.net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donec.consectetuer.mauris@aol.net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etiam@google.couk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freda</text:p>
          </table:table-cell>
          <table:table-cell office:value-type="string" calcext:value-type="string">
            <text:p>Haney</text:p>
          </table:table-cell>
          <table:table-cell office:value-type="string" calcext:value-type="string">
            <text:p>adipiscing.elit.etiam@icloud.org</text:p>
          </table:table-cell>
          <table:table-cell office:value-type="float" office:value="448" calcext:value-type="float">
            <text:p>44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Maddox</text:p>
          </table:table-cell>
          <table:table-cell office:value-type="string" calcext:value-type="string">
            <text:p>maecenas.ornare@google.org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ut.semper@protonmail.org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dictum.augue@google.org</text:p>
          </table:table-cell>
          <table:table-cell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el.arcu@google.couk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este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amet@protonmail.net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semper.rutrum@protonmail.ca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lectus.rutrum@yahoo.ca</text:p>
          </table:table-cell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aton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ac@yahoo.com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enden</text:p>
          </table:table-cell>
          <table:table-cell office:value-type="string" calcext:value-type="string">
            <text:p>Holcomb</text:p>
          </table:table-cell>
          <table:table-cell office:value-type="string" calcext:value-type="string">
            <text:p>pellentesque@hotmail.org</text:p>
          </table:table-cell>
          <table:table-cell office:value-type="float" office:value="457" calcext:value-type="float">
            <text:p>457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Stanton</text:p>
          </table:table-cell>
          <table:table-cell office:value-type="string" calcext:value-type="string">
            <text:p>integer.id.magna@aol.com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eu.augue.porttitor@icloud.edu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lena</text:p>
          </table:table-cell>
          <table:table-cell office:value-type="string" calcext:value-type="string">
            <text:p>Serrano</text:p>
          </table:table-cell>
          <table:table-cell office:value-type="string" calcext:value-type="string">
            <text:p>vitae.semper@outlook.org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aliquam.eros@hotmail.couk</text:p>
          </table:table-cell>
          <table:table-cell office:value-type="float" office:value="461" calcext:value-type="float">
            <text:p>461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lsey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ed@icloud.edu</text:p>
          </table:table-cell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keem</text:p>
          </table:table-cell>
          <table:table-cell office:value-type="string" calcext:value-type="string">
            <text:p>Potts</text:p>
          </table:table-cell>
          <table:table-cell office:value-type="string" calcext:value-type="string">
            <text:p>donec.feugiat@google.com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curae.donec@protonmail.com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hymenaeos.mauris@google.couk</text:p>
          </table:table-cell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phasellus.ornare.fusce@aol.net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olanda</text:p>
          </table:table-cell>
          <table:table-cell office:value-type="string" calcext:value-type="string">
            <text:p>Horton</text:p>
          </table:table-cell>
          <table:table-cell office:value-type="string" calcext:value-type="string">
            <text:p>mauris.magna@icloud.net</text:p>
          </table:table-cell>
          <table:table-cell office:value-type="float" office:value="467" calcext:value-type="float">
            <text:p>467</text:p>
          </table:table-cell>
          <table:table-cell office:value-type="float" office:value="547" calcext:value-type="float">
            <text:p>547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Mcgowan</text:p>
          </table:table-cell>
          <table:table-cell office:value-type="string" calcext:value-type="string">
            <text:p>malesuada.vel@icloud.com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hymenaeos@icloud.couk</text:p>
          </table:table-cell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adipiscing.non@yahoo.couk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aviera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c.mattis.velit@hotmail.net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blandit.congue@outlook.net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ama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uscipit@outlook.org</text:p>
          </table:table-cell>
          <table:table-cell office:value-type="float" office:value="473" calcext:value-type="float">
            <text:p>473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pede.cum@yahoo.couk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in.consequat@aol.edu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dara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pharetra.nam.ac@aol.ca</text:p>
          </table:table-cell>
          <table:table-cell office:value-type="float" office:value="476" calcext:value-type="float">
            <text:p>476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O'brien</text:p>
          </table:table-cell>
          <table:table-cell office:value-type="string" calcext:value-type="string">
            <text:p>nam.ac@google.edu</text:p>
          </table:table-cell>
          <table:table-cell office:value-type="float" office:value="477" calcext:value-type="float">
            <text:p>477</text:p>
          </table:table-cell>
          <table:table-cell office:value-type="float" office:value="557" calcext:value-type="float">
            <text:p>557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dui.lectus@icloud.org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ssidy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ultricies.ornare@outlook.ca</text:p>
          </table:table-cell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achery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curabitur.massa@google.edu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m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non.dapibus.rutrum@aol.com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Massey</text:p>
          </table:table-cell>
          <table:table-cell office:value-type="string" calcext:value-type="string">
            <text:p>mauris.nulla@hotmail.net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penatibus@protonmail.com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meso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odales.purus.in@aol.org</text:p>
          </table:table-cell>
          <table:table-cell office:value-type="float" office:value="484" calcext:value-type="float">
            <text:p>484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roko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natoque.penatibus.et@google.com</text:p>
          </table:table-cell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relia</text:p>
          </table:table-cell>
          <table:table-cell office:value-type="string" calcext:value-type="string">
            <text:p>Mcclain</text:p>
          </table:table-cell>
          <table:table-cell office:value-type="string" calcext:value-type="string">
            <text:p>massa.mauris@icloud.edu</text:p>
          </table:table-cell>
          <table:table-cell office:value-type="float" office:value="486" calcext:value-type="float">
            <text:p>486</text:p>
          </table:table-cell>
          <table:table-cell office:value-type="float" office:value="566" calcext:value-type="float">
            <text:p>566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in.dolor@yahoo.ca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eran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maecenas@protonmail.com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Slater</text:p>
          </table:table-cell>
          <table:table-cell office:value-type="string" calcext:value-type="string">
            <text:p>nulla@aol.net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ssim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mauris.eu@icloud.edu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de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at.velit@yahoo.ca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o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nunc.in@yahoo.org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integer.sem@protonmail.net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ara</text:p>
          </table:table-cell>
          <table:table-cell office:value-type="string" calcext:value-type="string">
            <text:p>Herring</text:p>
          </table:table-cell>
          <table:table-cell office:value-type="string" calcext:value-type="string">
            <text:p>elit.pretium@aol.edu</text:p>
          </table:table-cell>
          <table:table-cell office:value-type="float" office:value="494" calcext:value-type="float">
            <text:p>494</text:p>
          </table:table-cell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Velasquez</text:p>
          </table:table-cell>
          <table:table-cell office:value-type="string" calcext:value-type="string">
            <text:p>vitae.sodales.at@hotmail.edu</text:p>
          </table:table-cell>
          <table:table-cell office:value-type="float" office:value="495" calcext:value-type="float">
            <text:p>495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novan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eros.nec@yahoo.org</text:p>
          </table:table-cell>
          <table:table-cell office:value-type="float" office:value="496" calcext:value-type="float">
            <text:p>496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quis.pede@icloud.net</text:p>
          </table:table-cell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blandit.enim.consequat@hotmail.org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it.amet.massa@icloud.net</text:p>
          </table:table-cell>
          <table:table-cell office:value-type="float" office:value="499" calcext:value-type="float">
            <text:p>499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m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mauris.blandit@hotmail.couk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nec@icloud.org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vangeline</text:p>
          </table:table-cell>
          <table:table-cell office:value-type="string" calcext:value-type="string">
            <text:p>Daugherty</text:p>
          </table:table-cell>
          <table:table-cell office:value-type="string" calcext:value-type="string">
            <text:p>vulputate@icloud.org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nnan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a.dui.cras@icloud.ca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etha</text:p>
          </table:table-cell>
          <table:table-cell office:value-type="string" calcext:value-type="string">
            <text:p>Mccullough</text:p>
          </table:table-cell>
          <table:table-cell office:value-type="string" calcext:value-type="string">
            <text:p>lectus@outlook.org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ythe</text:p>
          </table:table-cell>
          <table:table-cell office:value-type="string" calcext:value-type="string">
            <text:p>Mccarty</text:p>
          </table:table-cell>
          <table:table-cell office:value-type="string" calcext:value-type="string">
            <text:p>a.arcu@protonmail.ca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ll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et.malesuada@outlook.edu</text:p>
          </table:table-cell>
          <table:table-cell office:value-type="float" office:value="506" calcext:value-type="float">
            <text:p>506</text:p>
          </table:table-cell>
          <table:table-cell office:value-type="float" office:value="586" calcext:value-type="float">
            <text:p>586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est@yahoo.ca</text:p>
          </table:table-cell>
          <table:table-cell office:value-type="float" office:value="507" calcext:value-type="float">
            <text:p>507</text:p>
          </table:table-cell>
          <table:table-cell office:value-type="float" office:value="587" calcext:value-type="float">
            <text:p>587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euismod.in@aol.com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ida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interdum.nunc@aol.ca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kyler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sed.leo@aol.org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est.ac@hotmail.org</text:p>
          </table:table-cell>
          <table:table-cell office:value-type="float" office:value="511" calcext:value-type="float">
            <text:p>511</text:p>
          </table:table-cell>
          <table:table-cell office:value-type="float" office:value="591" calcext:value-type="float">
            <text:p>591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amet.massa.quisque@icloud.org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ccullough</text:p>
          </table:table-cell>
          <table:table-cell office:value-type="string" calcext:value-type="string">
            <text:p>euismod.urna@protonmail.net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deline</text:p>
          </table:table-cell>
          <table:table-cell office:value-type="string" calcext:value-type="string">
            <text:p>Gentry</text:p>
          </table:table-cell>
          <table:table-cell office:value-type="string" calcext:value-type="string">
            <text:p>ut@hotmail.couk</text:p>
          </table:table-cell>
          <table:table-cell office:value-type="float" office:value="514" calcext:value-type="float">
            <text:p>514</text:p>
          </table:table-cell>
          <table:table-cell office:value-type="float" office:value="594" calcext:value-type="float">
            <text:p>594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tempor.diam@aol.edu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Hubbard</text:p>
          </table:table-cell>
          <table:table-cell office:value-type="string" calcext:value-type="string">
            <text:p>arcu.vestibulum@google.edu</text:p>
          </table:table-cell>
          <table:table-cell office:value-type="float" office:value="516" calcext:value-type="float">
            <text:p>516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Delacruz</text:p>
          </table:table-cell>
          <table:table-cell office:value-type="string" calcext:value-type="string">
            <text:p>sed.est@outlook.net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ridiculus@hotmail.org</text:p>
          </table:table-cell>
          <table:table-cell office:value-type="float" office:value="518" calcext:value-type="float">
            <text:p>518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ynne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ostra.per.inceptos@protonmail.edu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iona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velit.pellentesque@google.net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Donaldson</text:p>
          </table:table-cell>
          <table:table-cell office:value-type="string" calcext:value-type="string">
            <text:p>arcu@protonmail.ca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se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fringilla@protonmail.edu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libero.proin@icloud.couk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aenean.eget.magna@hotmail.net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ssie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nullam.velit@protonmail.com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ely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orci.quis.lectus@icloud.org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eu@yahoo.edu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Nash</text:p>
          </table:table-cell>
          <table:table-cell office:value-type="string" calcext:value-type="string">
            <text:p>dignissim.lacus@yahoo.couk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atrice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lacus.mauris.non@outlook.org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sden</text:p>
          </table:table-cell>
          <table:table-cell office:value-type="string" calcext:value-type="string">
            <text:p>Joyner</text:p>
          </table:table-cell>
          <table:table-cell office:value-type="string" calcext:value-type="string">
            <text:p>ipsum.suspendisse@hotmail.org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lacus.etiam.bibendum@protonmail.ca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egestas@yahoo.com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eu.dui@aol.ca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gestas.lacinia@google.com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yar</text:p>
          </table:table-cell>
          <table:table-cell office:value-type="string" calcext:value-type="string">
            <text:p>Knox</text:p>
          </table:table-cell>
          <table:table-cell office:value-type="string" calcext:value-type="string">
            <text:p>dolor.dapibus@protonmail.ca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ac.turpis@protonmail.org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vulputate.posuere.vulputate@google.edu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mus.proin@aol.net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Marquez</text:p>
          </table:table-cell>
          <table:table-cell office:value-type="string" calcext:value-type="string">
            <text:p>duis.mi.enim@hotmail.couk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Boyer</text:p>
          </table:table-cell>
          <table:table-cell office:value-type="string" calcext:value-type="string">
            <text:p>auctor.nunc@yahoo.edu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osley</text:p>
          </table:table-cell>
          <table:table-cell office:value-type="string" calcext:value-type="string">
            <text:p>a.scelerisque.sed@icloud.org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ida</text:p>
          </table:table-cell>
          <table:table-cell office:value-type="string" calcext:value-type="string">
            <text:p>Howe</text:p>
          </table:table-cell>
          <table:table-cell office:value-type="string" calcext:value-type="string">
            <text:p>fringilla.ornare@google.couk</text:p>
          </table:table-cell>
          <table:table-cell office:value-type="float" office:value="542" calcext:value-type="float">
            <text:p>542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donec.elementum@protonmail.ca</text:p>
          </table:table-cell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elle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amet.dapibus@aol.ca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dictum.ultricies.ligula@outlook.edu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adipiscing.lacus.ut@icloud.ca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Reeves</text:p>
          </table:table-cell>
          <table:table-cell office:value-type="string" calcext:value-type="string">
            <text:p>aenean.eget.magna@outlook.net</text:p>
          </table:table-cell>
          <table:table-cell office:value-type="float" office:value="547" calcext:value-type="float">
            <text:p>547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sodales.at@google.couk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eter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neque@protonmail.com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eleifend.nec.malesuada@icloud.ca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ggy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volutpat.nunc@outlook.net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Garrison</text:p>
          </table:table-cell>
          <table:table-cell office:value-type="string" calcext:value-type="string">
            <text:p>accumsan.convallis.ante@outlook.com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Mcmahon</text:p>
          </table:table-cell>
          <table:table-cell office:value-type="string" calcext:value-type="string">
            <text:p>quisque.tincidunt@google.com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caulay</text:p>
          </table:table-cell>
          <table:table-cell office:value-type="string" calcext:value-type="string">
            <text:p>Witt</text:p>
          </table:table-cell>
          <table:table-cell office:value-type="string" calcext:value-type="string">
            <text:p>rhoncus.proin@protonmail.edu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adipiscing.lacus@outlook.edu</text:p>
          </table:table-cell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Gibbs</text:p>
          </table:table-cell>
          <table:table-cell office:value-type="string" calcext:value-type="string">
            <text:p>nunc.mauris@hotmail.com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Coffey</text:p>
          </table:table-cell>
          <table:table-cell office:value-type="string" calcext:value-type="string">
            <text:p>magna.nec@aol.com</text:p>
          </table:table-cell>
          <table:table-cell office:value-type="float" office:value="557" calcext:value-type="float">
            <text:p>557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ybill</text:p>
          </table:table-cell>
          <table:table-cell office:value-type="string" calcext:value-type="string">
            <text:p>O'Neill</text:p>
          </table:table-cell>
          <table:table-cell office:value-type="string" calcext:value-type="string">
            <text:p>ut.erat@protonmail.couk</text:p>
          </table:table-cell>
          <table:table-cell office:value-type="float" office:value="558" calcext:value-type="float">
            <text:p>558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urna.nec@outlook.com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ennan</text:p>
          </table:table-cell>
          <table:table-cell office:value-type="string" calcext:value-type="string">
            <text:p>Forbes</text:p>
          </table:table-cell>
          <table:table-cell office:value-type="string" calcext:value-type="string">
            <text:p>eget@google.couk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rest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dignissim.magna@hotmail.net</text:p>
          </table:table-cell>
          <table:table-cell office:value-type="float" office:value="561" calcext:value-type="float">
            <text:p>561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lee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sit.amet@protonmail.net</text:p>
          </table:table-cell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ligula.aenean.euismod@protonmail.net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ltrices.posuere.cubilia@yahoo.org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donec.tempus@hotmail.edu</text:p>
          </table:table-cell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ynn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ulla.magna@google.edu</text:p>
          </table:table-cell>
          <table:table-cell office:value-type="float" office:value="566" calcext:value-type="float">
            <text:p>566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u.nulla@protonmail.com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neque.non@protonmail.com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yam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emper.cursus.integer@yahoo.org</text:p>
          </table:table-cell>
          <table:table-cell office:value-type="float" office:value="569" calcext:value-type="float">
            <text:p>569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id.sapien.cras@icloud.ca</text:p>
          </table:table-cell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Langley</text:p>
          </table:table-cell>
          <table:table-cell office:value-type="string" calcext:value-type="string">
            <text:p>duis.at@icloud.edu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egan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eu@google.com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pellentesque.ut@aol.ca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augue.ac@protonmail.ca</text:p>
          </table:table-cell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lel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elit.fermentum@hotmail.org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chelle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faucibus@aol.couk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senio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eo.vivamus@yahoo.com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oko</text:p>
          </table:table-cell>
          <table:table-cell office:value-type="string" calcext:value-type="string">
            <text:p>Decker</text:p>
          </table:table-cell>
          <table:table-cell office:value-type="string" calcext:value-type="string">
            <text:p>vulputate.risus@outlook.com</text:p>
          </table:table-cell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aye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luctus.vulputate@protonmail.couk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Garner</text:p>
          </table:table-cell>
          <table:table-cell office:value-type="string" calcext:value-type="string">
            <text:p>pede.ac.urna@aol.org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nning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nascetur.ridiculus.mus@google.edu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integer.vitae.nibh@icloud.couk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Pittman</text:p>
          </table:table-cell>
          <table:table-cell office:value-type="string" calcext:value-type="string">
            <text:p>a.dui@google.ca</text:p>
          </table:table-cell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rman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non.justo.proin@google.ca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sie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mauris@icloud.net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o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rutrum.fusce@aol.org</text:p>
          </table:table-cell>
          <table:table-cell office:value-type="float" office:value="586" calcext:value-type="float">
            <text:p>586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ilani</text:p>
          </table:table-cell>
          <table:table-cell office:value-type="string" calcext:value-type="string">
            <text:p>Workman</text:p>
          </table:table-cell>
          <table:table-cell office:value-type="string" calcext:value-type="string">
            <text:p>non.enim@hotmail.net</text:p>
          </table:table-cell>
          <table:table-cell office:value-type="float" office:value="587" calcext:value-type="float">
            <text:p>587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uli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mauris.erat@aol.edu</text:p>
          </table:table-cell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elit@aol.edu</text:p>
          </table:table-cell>
          <table:table-cell office:value-type="float" office:value="589" calcext:value-type="float">
            <text:p>589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Hatfield</text:p>
          </table:table-cell>
          <table:table-cell office:value-type="string" calcext:value-type="string">
            <text:p>velit.eu@outlook.couk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ren</text:p>
          </table:table-cell>
          <table:table-cell office:value-type="string" calcext:value-type="string">
            <text:p>Finley</text:p>
          </table:table-cell>
          <table:table-cell office:value-type="string" calcext:value-type="string">
            <text:p>sem.eget@protonmail.edu</text:p>
          </table:table-cell>
          <table:table-cell office:value-type="float" office:value="591" calcext:value-type="float">
            <text:p>591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aliquam.fringilla.cursus@icloud.ca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nam@outlook.com</text:p>
          </table:table-cell>
          <table:table-cell office:value-type="float" office:value="593" calcext:value-type="float">
            <text:p>593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ornare.in.faucibus@aol.couk</text:p>
          </table:table-cell>
          <table:table-cell office:value-type="float" office:value="594" calcext:value-type="float">
            <text:p>594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tempor.lorem@icloud.com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Woodard</text:p>
          </table:table-cell>
          <table:table-cell office:value-type="string" calcext:value-type="string">
            <text:p>dictum.eu.placerat@icloud.ca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na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faucibus.orci@aol.ca</text:p>
          </table:table-cell>
          <table:table-cell office:value-type="float" office:value="597" calcext:value-type="float">
            <text:p>597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montes.nascetur@outlook.couk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lossom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in.consectetuer.ipsum@outlook.ca</text:p>
          </table:table-cell>
          <table:table-cell office:value-type="float" office:value="599" calcext:value-type="float">
            <text:p>599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ita</text:p>
          </table:table-cell>
          <table:table-cell office:value-type="string" calcext:value-type="string">
            <text:p>Barnett</text:p>
          </table:table-cell>
          <table:table-cell office:value-type="string" calcext:value-type="string">
            <text:p>rutrum.magna@icloud.edu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vulputate.posuere@outlook.or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elle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molestie@google.net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quit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eque.non@icloud.edu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lectus.cum@aol.edu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Chambers</text:p>
          </table:table-cell>
          <table:table-cell office:value-type="string" calcext:value-type="string">
            <text:p>tellus.lorem@google.couk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tanney</text:p>
          </table:table-cell>
          <table:table-cell office:value-type="string" calcext:value-type="string">
            <text:p>Poole</text:p>
          </table:table-cell>
          <table:table-cell office:value-type="string" calcext:value-type="string">
            <text:p>nec@yahoo.net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ander</text:p>
          </table:table-cell>
          <table:table-cell office:value-type="string" calcext:value-type="string">
            <text:p>Robbins</text:p>
          </table:table-cell>
          <table:table-cell office:value-type="string" calcext:value-type="string">
            <text:p>egestas.duis@icloud.ca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elps</text:p>
          </table:table-cell>
          <table:table-cell office:value-type="string" calcext:value-type="string">
            <text:p>et.lacinia.vitae@google.edu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ughan</text:p>
          </table:table-cell>
          <table:table-cell office:value-type="string" calcext:value-type="string">
            <text:p>Meyers</text:p>
          </table:table-cell>
          <table:table-cell office:value-type="string" calcext:value-type="string">
            <text:p>phasellus.at.augue@yahoo.net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asir</text:p>
          </table:table-cell>
          <table:table-cell office:value-type="string" calcext:value-type="string">
            <text:p>Hardy</text:p>
          </table:table-cell>
          <table:table-cell office:value-type="string" calcext:value-type="string">
            <text:p>facilisis.magna.tellus@protonmail.couk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nec.mauris.blandit@aol.net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uintessa</text:p>
          </table:table-cell>
          <table:table-cell office:value-type="string" calcext:value-type="string">
            <text:p>Rowe</text:p>
          </table:table-cell>
          <table:table-cell office:value-type="string" calcext:value-type="string">
            <text:p>lacus.pede@google.edu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Blackburn</text:p>
          </table:table-cell>
          <table:table-cell office:value-type="string" calcext:value-type="string">
            <text:p>nunc.id@hotmail.couk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ossom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duis.cursus@aol.couk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hrodite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orci.donec@aol.couk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eu.augue@outlook.edu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alee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nunc.sed.libero@aol.ca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cursus.vestibulum@protonmail.ca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Swanson</text:p>
          </table:table-cell>
          <table:table-cell office:value-type="string" calcext:value-type="string">
            <text:p>maecenas.libero@outlook.ca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hrodite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quam.elementum@protonmail.org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deson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convallis.convallis@aol.org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arcu.ac.orci@hotmail.couk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purus@outlook.org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cursus@protonmail.net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mekah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mollis.vitae@hotmail.org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velit.aliquam.nisl@yahoo.com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mo</text:p>
          </table:table-cell>
          <table:table-cell office:value-type="string" calcext:value-type="string">
            <text:p>Holman</text:p>
          </table:table-cell>
          <table:table-cell office:value-type="string" calcext:value-type="string">
            <text:p>nulla.vulputate@aol.edu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Burris</text:p>
          </table:table-cell>
          <table:table-cell office:value-type="string" calcext:value-type="string">
            <text:p>duis.mi@hotmail.org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keem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suspendisse.non@yahoo.net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lyssa</text:p>
          </table:table-cell>
          <table:table-cell office:value-type="string" calcext:value-type="string">
            <text:p>Gaines</text:p>
          </table:table-cell>
          <table:table-cell office:value-type="string" calcext:value-type="string">
            <text:p>laoreet.lectus.quis@google.couk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eu.metus.in@yahoo.net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ila</text:p>
          </table:table-cell>
          <table:table-cell office:value-type="string" calcext:value-type="string">
            <text:p>Mccray</text:p>
          </table:table-cell>
          <table:table-cell office:value-type="string" calcext:value-type="string">
            <text:p>felis.adipiscing.fringilla@icloud.org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Higgins</text:p>
          </table:table-cell>
          <table:table-cell office:value-type="string" calcext:value-type="string">
            <text:p>mi@icloud.edu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nibh@google.couk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amet.consectetuer@icloud.com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cton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donec.felis@protonmail.edu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dolor@hotmail.ca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sollicitudin.a.malesuada@outlook.ca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iko</text:p>
          </table:table-cell>
          <table:table-cell office:value-type="string" calcext:value-type="string">
            <text:p>Blankenship</text:p>
          </table:table-cell>
          <table:table-cell office:value-type="string" calcext:value-type="string">
            <text:p>etiam.gravida.molestie@yahoo.couk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ut.ipsum.ac@aol.org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ullamcorper@protonmail.ca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dolor.nulla@outlook.edu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non.quam@hotmail.org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raldin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a.ultricies@protonmail.com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an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nisl@icloud.ca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semper.erat.in@aol.edu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enean.gravida@google.couk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mi@hotmail.couk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eque.nullam@yahoo.org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avius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tristique.neque.venenatis@hotmail.com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ipsum.non@yahoo.com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mauris.blandit.mattis@aol.edu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lel</text:p>
          </table:table-cell>
          <table:table-cell office:value-type="string" calcext:value-type="string">
            <text:p>Morrow</text:p>
          </table:table-cell>
          <table:table-cell office:value-type="string" calcext:value-type="string">
            <text:p>etiam.imperdiet.dictum@google.edu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Wheeler</text:p>
          </table:table-cell>
          <table:table-cell office:value-type="string" calcext:value-type="string">
            <text:p>pharetra.sed@google.com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ligula.nullam@yahoo.org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ullamcorper.nisl.arcu@protonmail.ca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liquet@aol.org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ac.libero@aol.org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ullamcorper.viverra@protonmail.com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Shepard</text:p>
          </table:table-cell>
          <table:table-cell office:value-type="string" calcext:value-type="string">
            <text:p>ultricies.adipiscing@protonmail.edu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xter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nam@icloud.edu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vulputate.eu.odio@hotmail.edu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t.netus@outlook.edu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odio@protonmail.net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pede.suspendisse.dui@outlook.org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non@protonmail.net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vy</text:p>
          </table:table-cell>
          <table:table-cell office:value-type="string" calcext:value-type="string">
            <text:p>Buchanan</text:p>
          </table:table-cell>
          <table:table-cell office:value-type="string" calcext:value-type="string">
            <text:p>sit.amet.ante@google.ca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kayla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elit.pellentesque@google.ca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it.amet@protonmail.couk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ellie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vel.lectus@google.edu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mauris.a.nunc@google.edu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Shaffer</text:p>
          </table:table-cell>
          <table:table-cell office:value-type="string" calcext:value-type="string">
            <text:p>duis@yahoo.net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euismod@aol.edu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rding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velit.aliquam@icloud.edu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awyer</text:p>
          </table:table-cell>
          <table:table-cell office:value-type="string" calcext:value-type="string">
            <text:p>nibh.dolor@protonmail.edu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Davenport</text:p>
          </table:table-cell>
          <table:table-cell office:value-type="string" calcext:value-type="string">
            <text:p>enim.sit@google.net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aliquam.erat.volutpat@protonmail.net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listair</text:p>
          </table:table-cell>
          <table:table-cell office:value-type="string" calcext:value-type="string">
            <text:p>Shaffer</text:p>
          </table:table-cell>
          <table:table-cell office:value-type="string" calcext:value-type="string">
            <text:p>leo.elementum@icloud.ca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ybill</text:p>
          </table:table-cell>
          <table:table-cell office:value-type="string" calcext:value-type="string">
            <text:p>Skinner</text:p>
          </table:table-cell>
          <table:table-cell office:value-type="string" calcext:value-type="string">
            <text:p>arcu.imperdiet.ullamcorper@outlook.net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consequat.purus.maecenas@google.org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et@protonmail.couk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nia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consectetuer@icloud.ca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ysses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cursus.luctus@icloud.org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office:value-type="float" office:value="403" calcext:value-type="float">
            <text:p>4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etiam@yahoo.ca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office:value-type="float" office:value="404" calcext:value-type="float">
            <text:p>4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turpis@protonmail.com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Hendrix</text:p>
          </table:table-cell>
          <table:table-cell office:value-type="string" calcext:value-type="string">
            <text:p>viverra.maecenas@protonmail.org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elle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massa.non@aol.org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end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t@aol.net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bill</text:p>
          </table:table-cell>
          <table:table-cell office:value-type="string" calcext:value-type="string">
            <text:p>Herman</text:p>
          </table:table-cell>
          <table:table-cell office:value-type="string" calcext:value-type="string">
            <text:p>aliquam.vulputate@hotmail.com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mauris@aol.ca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ielle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tincidunt@aol.net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keem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volutpat.ornare@protonmail.org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412" calcext:value-type="float">
            <text:p>4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ac.mattis@protonmail.com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office:value-type="float" office:value="413" calcext:value-type="float">
            <text:p>4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lorem@yahoo.net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office:value-type="float" office:value="414" calcext:value-type="float">
            <text:p>4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uinlan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donec@protonmail.edu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ana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amet.risus.donec@aol.com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laoreet.ipsum.curabitur@google.couk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float" office:value="417" calcext:value-type="float">
            <text:p>4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Veda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nunc@icloud.edu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oshi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sed@icloud.couk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de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ut.pharetra.sed@hotmail.couk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attis.integer.eu@google.org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office:value-type="float" office:value="421" calcext:value-type="float">
            <text:p>4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nonummy.fusce@icloud.org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422" calcext:value-type="float">
            <text:p>4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rk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donec.est@icloud.com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lodie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egestas.ligula.nullam@aol.ca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office:value-type="float" office:value="424" calcext:value-type="float">
            <text:p>4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nec@aol.org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velit.dui@icloud.org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Sears</text:p>
          </table:table-cell>
          <table:table-cell office:value-type="string" calcext:value-type="string">
            <text:p>odio.auctor.vitae@yahoo.com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rcu.vivamus@protonmail.com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phne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sit.amet@aol.net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tra</text:p>
          </table:table-cell>
          <table:table-cell office:value-type="string" calcext:value-type="string">
            <text:p>Stevenson</text:p>
          </table:table-cell>
          <table:table-cell office:value-type="string" calcext:value-type="string">
            <text:p>vivamus.non.lorem@google.ca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chole</text:p>
          </table:table-cell>
          <table:table-cell office:value-type="string" calcext:value-type="string">
            <text:p>Mclaughlin</text:p>
          </table:table-cell>
          <table:table-cell office:value-type="string" calcext:value-type="string">
            <text:p>luctus@icloud.ca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nec@yahoo.couk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curabitur.dictum.phasellus@protonmail.ca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sagittis.semper.nam@outlook.edu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office:value-type="float" office:value="434" calcext:value-type="float">
            <text:p>4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alvin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neque.non@hotmail.com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esley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ante.ipsum@yahoo.couk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nulla@protonmail.org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office:value-type="float" office:value="437" calcext:value-type="float">
            <text:p>4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aney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morbi.metus@icloud.edu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adipiscing@outlook.org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luctus.lobortis@outlook.couk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Whitehead</text:p>
          </table:table-cell>
          <table:table-cell office:value-type="string" calcext:value-type="string">
            <text:p>purus.duis@icloud.edu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parturient.montes@google.net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ye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phasellus.elit@protonmail.org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est.mauris@outlook.org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gravida.sagittis@protonmail.ca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office:value-type="float" office:value="445" calcext:value-type="float">
            <text:p>4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aenean.egestas.hendrerit@protonmail.net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d@icloud.couk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office:value-type="float" office:value="447" calcext:value-type="float">
            <text:p>4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ta</text:p>
          </table:table-cell>
          <table:table-cell office:value-type="string" calcext:value-type="string">
            <text:p>Ayala</text:p>
          </table:table-cell>
          <table:table-cell office:value-type="string" calcext:value-type="string">
            <text:p>phasellus.nulla@protonmail.org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amet.ante.vivamus@aol.org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pretium.neque@outlook.com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Sykes</text:p>
          </table:table-cell>
          <table:table-cell office:value-type="string" calcext:value-type="string">
            <text:p>elit.dictum@icloud.org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mauris.nulla@icloud.net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ane</text:p>
          </table:table-cell>
          <table:table-cell office:value-type="string" calcext:value-type="string">
            <text:p>Pollard</text:p>
          </table:table-cell>
          <table:table-cell office:value-type="string" calcext:value-type="string">
            <text:p>tempus.lorem@yahoo.org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ane</text:p>
          </table:table-cell>
          <table:table-cell office:value-type="string" calcext:value-type="string">
            <text:p>Barrera</text:p>
          </table:table-cell>
          <table:table-cell office:value-type="string" calcext:value-type="string">
            <text:p>lobortis@google.net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Melton</text:p>
          </table:table-cell>
          <table:table-cell office:value-type="string" calcext:value-type="string">
            <text:p>sed.molestie.sed@protonmail.org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ut.lacus.nulla@yahoo.edu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isa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vivamus.rhoncus.donec@google.edu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office:value-type="float" office:value="457" calcext:value-type="float">
            <text:p>4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ultricies.ornare.elit@yahoo.couk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Franks</text:p>
          </table:table-cell>
          <table:table-cell office:value-type="string" calcext:value-type="string">
            <text:p>ac.mattis@google.edu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a@yahoo.edu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sagittis.placerat@google.com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Sykes</text:p>
          </table:table-cell>
          <table:table-cell office:value-type="string" calcext:value-type="string">
            <text:p>ullamcorper.viverra@icloud.edu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office:value-type="float" office:value="462" calcext:value-type="float">
            <text:p>4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dolor.sit.amet@yahoo.edu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nnan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arcu.curabitur@hotmail.edu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ipsum.porta@yahoo.com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office:value-type="float" office:value="465" calcext:value-type="float">
            <text:p>4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commodo.ipsum@yahoo.edu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uin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quam@google.edu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office:value-type="float" office:value="467" calcext:value-type="float">
            <text:p>4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elani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scelerisque.lorem.ipsum@hotmail.net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office:value-type="float" office:value="468" calcext:value-type="float">
            <text:p>4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ridiculus.mus@icloud.couk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yr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dui.lectus@aol.net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melda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adipiscing.lobortis@aol.com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est.mauris@outlook.net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office:value-type="float" office:value="472" calcext:value-type="float">
            <text:p>4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il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a.purus.duis@outlook.org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Flynn</text:p>
          </table:table-cell>
          <table:table-cell office:value-type="string" calcext:value-type="string">
            <text:p>nisi@protonmail.org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office:value-type="float" office:value="474" calcext:value-type="float">
            <text:p>4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Roach</text:p>
          </table:table-cell>
          <table:table-cell office:value-type="string" calcext:value-type="string">
            <text:p>mollis@google.net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office:value-type="float" office:value="475" calcext:value-type="float">
            <text:p>4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mi.ac@google.ca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office:value-type="float" office:value="476" calcext:value-type="float">
            <text:p>4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dictum.sapien@aol.net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nullam.lobortis@yahoo.com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office:value-type="float" office:value="478" calcext:value-type="float">
            <text:p>4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euismod@icloud.edu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Pennington</text:p>
          </table:table-cell>
          <table:table-cell office:value-type="string" calcext:value-type="string">
            <text:p>euismod.in@protonmail.edu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der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mauris.suspendisse@yahoo.org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481" calcext:value-type="float">
            <text:p>4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sapien.cursus@hotmail.edu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Madden</text:p>
          </table:table-cell>
          <table:table-cell office:value-type="string" calcext:value-type="string">
            <text:p>nibh@yahoo.couk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suspendisse.commodo@protonmail.couk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turpis.aliquam.adipiscing@aol.org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485" calcext:value-type="float">
            <text:p>4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ese</text:p>
          </table:table-cell>
          <table:table-cell office:value-type="string" calcext:value-type="string">
            <text:p>Kidd</text:p>
          </table:table-cell>
          <table:table-cell office:value-type="string" calcext:value-type="string">
            <text:p>donec@icloud.ca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486" calcext:value-type="float">
            <text:p>4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Mcfarland</text:p>
          </table:table-cell>
          <table:table-cell office:value-type="string" calcext:value-type="string">
            <text:p>ut@aol.com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urus.nullam.scelerisque@outlook.net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liet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magnis.dis.parturient@icloud.edu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489" calcext:value-type="float">
            <text:p>4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nyon</text:p>
          </table:table-cell>
          <table:table-cell office:value-type="string" calcext:value-type="string">
            <text:p>Burnett</text:p>
          </table:table-cell>
          <table:table-cell office:value-type="string" calcext:value-type="string">
            <text:p>facilisis@aol.net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tempus.scelerisque.lorem@protonmail.ca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vestibulum.accumsan@icloud.com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ccullough</text:p>
          </table:table-cell>
          <table:table-cell office:value-type="string" calcext:value-type="string">
            <text:p>tincidunt.neque@yahoo.com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tincidunt@icloud.org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l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nec.euismod@icloud.edu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nulla.facilisis@icloud.org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nisl@yahoo.com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nullam@google.edu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haine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et@icloud.edu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tincidunt.aliquam.arcu@outlook.couk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quam.a.felis@protonmail.com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ena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duis.at@icloud.net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ylynn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vivamus.nisi@hotmail.org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lectus.pede.ultrices@google.couk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ctavius</text:p>
          </table:table-cell>
          <table:table-cell office:value-type="string" calcext:value-type="string">
            <text:p>Melton</text:p>
          </table:table-cell>
          <table:table-cell office:value-type="string" calcext:value-type="string">
            <text:p>eget.massa.suspendisse@aol.com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ady</text:p>
          </table:table-cell>
          <table:table-cell office:value-type="string" calcext:value-type="string">
            <text:p>Randall</text:p>
          </table:table-cell>
          <table:table-cell office:value-type="string" calcext:value-type="string">
            <text:p>urna.nec@icloud.edu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accumsan.convallis@yahoo.net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Solis</text:p>
          </table:table-cell>
          <table:table-cell office:value-type="string" calcext:value-type="string">
            <text:p>egestas.rhoncus@google.ca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Atkins</text:p>
          </table:table-cell>
          <table:table-cell office:value-type="string" calcext:value-type="string">
            <text:p>quis.accumsan.convallis@hotmail.com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est@yahoo.couk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cursus.nunc.mauris@google.net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eda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nunc.ut@icloud.com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facilisis.suspendisse.commodo@yahoo.edu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in.mi.pede@yahoo.edu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magnis.dis@aol.edu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ac@protonmail.edu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ornare.placerat@hotmail.couk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ate</text:p>
          </table:table-cell>
          <table:table-cell office:value-type="string" calcext:value-type="string">
            <text:p>lobortis.ultrices.vivamus@yahoo.com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office:value-type="float" office:value="518" calcext:value-type="float">
            <text:p>5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neque@icloud.edu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Hardy</text:p>
          </table:table-cell>
          <table:table-cell office:value-type="string" calcext:value-type="string">
            <text:p>nec.tempus.scelerisque@icloud.org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ah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ligula.donec.luctus@google.net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office:value-type="float" office:value="521" calcext:value-type="float">
            <text:p>5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e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quisque.purus.sapien@icloud.ca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office:value-type="float" office:value="522" calcext:value-type="float">
            <text:p>5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Hubbard</text:p>
          </table:table-cell>
          <table:table-cell office:value-type="string" calcext:value-type="string">
            <text:p>vehicula.risus.nulla@yahoo.com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meson</text:p>
          </table:table-cell>
          <table:table-cell office:value-type="string" calcext:value-type="string">
            <text:p>Sloan</text:p>
          </table:table-cell>
          <table:table-cell office:value-type="string" calcext:value-type="string">
            <text:p>integer.in@protonmail.org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pretium@aol.net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dis.parturient.montes@hotmail.net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orci.phasellus@google.net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egestas.a@hotmail.ca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office:value-type="float" office:value="528" calcext:value-type="float">
            <text:p>5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augue.eu@icloud.couk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lle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tellus.sem.mollis@google.ca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a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magna@protonmail.ca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senio</text:p>
          </table:table-cell>
          <table:table-cell office:value-type="string" calcext:value-type="string">
            <text:p>Vaughn</text:p>
          </table:table-cell>
          <table:table-cell office:value-type="string" calcext:value-type="string">
            <text:p>magna.nam@outlook.org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an</text:p>
          </table:table-cell>
          <table:table-cell office:value-type="string" calcext:value-type="string">
            <text:p>Mathis</text:p>
          </table:table-cell>
          <table:table-cell office:value-type="string" calcext:value-type="string">
            <text:p>bibendum.donec@protonmail.edu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in.condimentum@protonmail.com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dictum@protonmail.org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montes.nascetur.ridiculus@protonmail.couk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diam@outlook.org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office:value-type="float" office:value="457" calcext:value-type="float">
            <text:p>457</text:p>
          </table:table-cell>
          <table:table-cell office:value-type="float" office:value="537" calcext:value-type="float">
            <text:p>5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nsectetuer@hotmail.com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hilemina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mauris.ut@aol.ca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Buckner</text:p>
          </table:table-cell>
          <table:table-cell office:value-type="string" calcext:value-type="string">
            <text:p>et.nunc@google.com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Alea</text:p>
          </table:table-cell>
          <table:table-cell office:value-type="string" calcext:value-type="string">
            <text:p>Rowland</text:p>
          </table:table-cell>
          <table:table-cell office:value-type="string" calcext:value-type="string">
            <text:p>libero.integer@outlook.net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office:value-type="float" office:value="541" calcext:value-type="float">
            <text:p>5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lavia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ipsum.porta@hotmail.edu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ickerson</text:p>
          </table:table-cell>
          <table:table-cell office:value-type="string" calcext:value-type="string">
            <text:p>ultricies.dignissim@hotmail.edu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auctor.quis@hotmail.ca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orrest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diam.eu@icloud.net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consectetuer.mauris@google.couk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malesuada@google.net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office:value-type="float" office:value="467" calcext:value-type="float">
            <text:p>467</text:p>
          </table:table-cell>
          <table:table-cell office:value-type="float" office:value="547" calcext:value-type="float">
            <text:p>5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ott</text:p>
          </table:table-cell>
          <table:table-cell office:value-type="string" calcext:value-type="string">
            <text:p>in.mi.pede@yahoo.net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dictum.cursus@google.net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Cervantes</text:p>
          </table:table-cell>
          <table:table-cell office:value-type="string" calcext:value-type="string">
            <text:p>primis@aol.net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ada</text:p>
          </table:table-cell>
          <table:table-cell office:value-type="string" calcext:value-type="string">
            <text:p>Conway</text:p>
          </table:table-cell>
          <table:table-cell office:value-type="string" calcext:value-type="string">
            <text:p>quis.urna@protonmail.com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Sears</text:p>
          </table:table-cell>
          <table:table-cell office:value-type="string" calcext:value-type="string">
            <text:p>tincidunt.orci@outlook.ca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id.risus@aol.net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office:value-type="float" office:value="553" calcext:value-type="float">
            <text:p>5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vor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cum.sociis@protonmail.org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phasellus@aol.edu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aughan</text:p>
          </table:table-cell>
          <table:table-cell office:value-type="string" calcext:value-type="string">
            <text:p>Sloan</text:p>
          </table:table-cell>
          <table:table-cell office:value-type="string" calcext:value-type="string">
            <text:p>nec.metus@icloud.edu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office:value-type="float" office:value="476" calcext:value-type="float">
            <text:p>476</text:p>
          </table:table-cell>
          <table:table-cell office:value-type="float" office:value="556" calcext:value-type="float">
            <text:p>5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wendolyn</text:p>
          </table:table-cell>
          <table:table-cell office:value-type="string" calcext:value-type="string">
            <text:p>Dudley</text:p>
          </table:table-cell>
          <table:table-cell office:value-type="string" calcext:value-type="string">
            <text:p>euismod@hotmail.com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office:value-type="float" office:value="557" calcext:value-type="float">
            <text:p>5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irestin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vitae.erat.vivamus@icloud.org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rielle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mauris@outlook.ca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aliquam.enim@outlook.edu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tortor.at.risus@hotmail.couk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interdum.curabitur@icloud.com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Mcneil</text:p>
          </table:table-cell>
          <table:table-cell office:value-type="string" calcext:value-type="string">
            <text:p>fames.ac@google.com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nec.imperdiet@outlook.com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office:value-type="float" office:value="564" calcext:value-type="float">
            <text:p>5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ac.metus.vitae@yahoo.org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Hubbard</text:p>
          </table:table-cell>
          <table:table-cell office:value-type="string" calcext:value-type="string">
            <text:p>quam.dignissim@yahoo.org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486" calcext:value-type="float">
            <text:p>486</text:p>
          </table:table-cell>
          <table:table-cell office:value-type="float" office:value="566" calcext:value-type="float">
            <text:p>5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vinia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ec.urna@google.com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Winters</text:p>
          </table:table-cell>
          <table:table-cell office:value-type="string" calcext:value-type="string">
            <text:p>consequat.dolor@outlook.edu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a@outlook.com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Reeves</text:p>
          </table:table-cell>
          <table:table-cell office:value-type="string" calcext:value-type="string">
            <text:p>non.quam@icloud.net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ely</text:p>
          </table:table-cell>
          <table:table-cell office:value-type="string" calcext:value-type="string">
            <text:p>Gibbs</text:p>
          </table:table-cell>
          <table:table-cell office:value-type="string" calcext:value-type="string">
            <text:p>non@aol.org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a.purus@aol.edu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lan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sed.facilisis.vitae@icloud.ca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Acevedo</text:p>
          </table:table-cell>
          <table:table-cell office:value-type="string" calcext:value-type="string">
            <text:p>in.faucibus.morbi@hotmail.net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office:value-type="float" office:value="574" calcext:value-type="float">
            <text:p>5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sociis.natoque@hotmail.org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office:value-type="float" office:value="575" calcext:value-type="float">
            <text:p>5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ary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penatibus.et.magnis@icloud.com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office:value-type="float" office:value="576" calcext:value-type="float">
            <text:p>5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rrod</text:p>
          </table:table-cell>
          <table:table-cell office:value-type="string" calcext:value-type="string">
            <text:p>Browning</text:p>
          </table:table-cell>
          <table:table-cell office:value-type="string" calcext:value-type="string">
            <text:p>tincidunt@icloud.org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shim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pretium.et@aol.org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ena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malesuada@protonmail.com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  <table:table-cell office:value-type="float" office:value="579" calcext:value-type="float">
            <text:p>5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gan</text:p>
          </table:table-cell>
          <table:table-cell office:value-type="string" calcext:value-type="string">
            <text:p>Jacobson</text:p>
          </table:table-cell>
          <table:table-cell office:value-type="string" calcext:value-type="string">
            <text:p>nulla@outlook.edu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donec@google.net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lorem.fringilla@yahoo.com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imperdiet.ullamcorper@google.org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luctus@google.org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velit.pellentesque@outlook.org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Chaney</text:p>
          </table:table-cell>
          <table:table-cell office:value-type="string" calcext:value-type="string">
            <text:p>elementum.purus.accumsan@icloud.ca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office:value-type="float" office:value="586" calcext:value-type="float">
            <text:p>5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att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malesuada.ut@protonmail.com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office:value-type="float" office:value="587" calcext:value-type="float">
            <text:p>5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rutrum.magna.cras@outlook.edu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eu.nulla@aol.com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cursus@hotmail.couk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relia</text:p>
          </table:table-cell>
          <table:table-cell office:value-type="string" calcext:value-type="string">
            <text:p>Daugherty</text:p>
          </table:table-cell>
          <table:table-cell office:value-type="string" calcext:value-type="string">
            <text:p>sodales.mauris@protonmail.couk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  <table:table-cell office:value-type="float" office:value="591" calcext:value-type="float">
            <text:p>5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arcu.iaculis@icloud.com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uemby</text:p>
          </table:table-cell>
          <table:table-cell office:value-type="string" calcext:value-type="string">
            <text:p>Cantu</text:p>
          </table:table-cell>
          <table:table-cell office:value-type="string" calcext:value-type="string">
            <text:p>torquent.per.conubia@google.com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rielle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elementum.dui.quis@yahoo.com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  <table:table-cell office:value-type="float" office:value="594" calcext:value-type="float">
            <text:p>5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ut@aol.couk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rrill</text:p>
          </table:table-cell>
          <table:table-cell office:value-type="string" calcext:value-type="string">
            <text:p>Walters</text:p>
          </table:table-cell>
          <table:table-cell office:value-type="string" calcext:value-type="string">
            <text:p>adipiscing@aol.ca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office:value-type="float" office:value="596" calcext:value-type="float">
            <text:p>5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att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fringilla@google.ca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Parks</text:p>
          </table:table-cell>
          <table:table-cell office:value-type="string" calcext:value-type="string">
            <text:p>et@outlook.net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office:value-type="float" office:value="518" calcext:value-type="float">
            <text:p>518</text:p>
          </table:table-cell>
          <table:table-cell office:value-type="float" office:value="598" calcext:value-type="float">
            <text:p>5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on@aol.com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andal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egestas.urna@yahoo.net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proin.non.massa@yahoo.net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clay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sit.amet@outlook.edu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eo@google.couk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tristique@yahoo.org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Jennings</text:p>
          </table:table-cell>
          <table:table-cell office:value-type="string" calcext:value-type="string">
            <text:p>nisi@aol.net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Sexton</text:p>
          </table:table-cell>
          <table:table-cell office:value-type="string" calcext:value-type="string">
            <text:p>lacus@google.com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Solis</text:p>
          </table:table-cell>
          <table:table-cell office:value-type="string" calcext:value-type="string">
            <text:p>posuere.vulputate.lacus@protonmail.net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ellie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hendrerit@yahoo.edu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Osborn</text:p>
          </table:table-cell>
          <table:table-cell office:value-type="string" calcext:value-type="string">
            <text:p>et.ultrices@hotmail.edu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ea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auctor@google.com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ardley</text:p>
          </table:table-cell>
          <table:table-cell office:value-type="string" calcext:value-type="string">
            <text:p>Gilliam</text:p>
          </table:table-cell>
          <table:table-cell office:value-type="string" calcext:value-type="string">
            <text:p>non.sapien.molestie@icloud.org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yla</text:p>
          </table:table-cell>
          <table:table-cell office:value-type="string" calcext:value-type="string">
            <text:p>Mooney</text:p>
          </table:table-cell>
          <table:table-cell office:value-type="string" calcext:value-type="string">
            <text:p>elit.sed@yahoo.com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Farrell</text:p>
          </table:table-cell>
          <table:table-cell office:value-type="string" calcext:value-type="string">
            <text:p>vel@protonmail.ca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convallis.ligula@yahoo.edu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et.ultrices.posuere@aol.couk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eros.proin@protonmail.couk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rritt</text:p>
          </table:table-cell>
          <table:table-cell office:value-type="string" calcext:value-type="string">
            <text:p>Duffy</text:p>
          </table:table-cell>
          <table:table-cell office:value-type="string" calcext:value-type="string">
            <text:p>at.arcu.vestibulum@icloud.edu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office:value-type="float" office:value="457" calcext:value-type="float">
            <text:p>457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curabitur.vel.lectus@yahoo.edu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ollins</text:p>
          </table:table-cell>
          <table:table-cell office:value-type="string" calcext:value-type="string">
            <text:p>leo.cras.vehicula@hotmail.edu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consectetuer.cursus@google.org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rris</text:p>
          </table:table-cell>
          <table:table-cell office:value-type="string" calcext:value-type="string">
            <text:p>Velez</text:p>
          </table:table-cell>
          <table:table-cell office:value-type="string" calcext:value-type="string">
            <text:p>non.ante.bibendum@yahoo.com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edda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dictum.mi.ac@protonmail.ca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office:value-type="float" office:value="22" calcext:value-type="float">
            <text:p>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Blackwell</text:p>
          </table:table-cell>
          <table:table-cell office:value-type="string" calcext:value-type="string">
            <text:p>urna.ut@google.net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neque.in@outlook.ca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essi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ursus@outlook.couk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Parrish</text:p>
          </table:table-cell>
          <table:table-cell office:value-type="string" calcext:value-type="string">
            <text:p>magna.cras@aol.ca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tincidunt@protonmail.org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office:value-type="float" office:value="467" calcext:value-type="float">
            <text:p>467</text:p>
          </table:table-cell>
          <table:table-cell office:value-type="float" office:value="547" calcext:value-type="float">
            <text:p>547</text:p>
          </table:table-cell>
          <table:table-cell office:value-type="float" office:value="27" calcext:value-type="float">
            <text:p>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velit@aol.couk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massa.quisque@hotmail.net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libero@icloud.com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aenean.massa.integer@icloud.com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ufutau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dis.parturient@hotmail.net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ameko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ornare.egestas@yahoo.net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ornare.elit@hotmail.com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mauris.suspendisse.aliquet@google.org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fringilla@yahoo.ca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office:value-type="float" office:value="476" calcext:value-type="float">
            <text:p>476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keem</text:p>
          </table:table-cell>
          <table:table-cell office:value-type="string" calcext:value-type="string">
            <text:p>Shaffer</text:p>
          </table:table-cell>
          <table:table-cell office:value-type="string" calcext:value-type="string">
            <text:p>massa.quisque@yahoo.edu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office:value-type="float" office:value="557" calcext:value-type="float">
            <text:p>557</text:p>
          </table:table-cell>
          <table:table-cell office:value-type="float" office:value="37" calcext:value-type="float">
            <text:p>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Daugherty</text:p>
          </table:table-cell>
          <table:table-cell office:value-type="string" calcext:value-type="string">
            <text:p>nunc.ac.mattis@outlook.couk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office:value-type="float" office:value="38" calcext:value-type="float">
            <text:p>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fusce.diam@outlook.edu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vangeline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in.nec@aol.com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lenia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dui.semper@outlook.net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office:value-type="float" office:value="41" calcext:value-type="float">
            <text:p>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y</text:p>
          </table:table-cell>
          <table:table-cell office:value-type="string" calcext:value-type="string">
            <text:p>Eaton</text:p>
          </table:table-cell>
          <table:table-cell office:value-type="string" calcext:value-type="string">
            <text:p>lacus.mauris.non@outlook.net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selle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ridiculus.mus@hotmail.com</text:p>
          </table:table-cell>
          <table:table-cell office:value-type="float" office:value="323" calcext:value-type="float">
            <text:p>323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elk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quis.tristique.ac@aol.ca</text:p>
          </table:table-cell>
          <table:table-cell office:value-type="float" office:value="324" calcext:value-type="float">
            <text:p>324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hlia</text:p>
          </table:table-cell>
          <table:table-cell office:value-type="string" calcext:value-type="string">
            <text:p>Mcknight</text:p>
          </table:table-cell>
          <table:table-cell office:value-type="string" calcext:value-type="string">
            <text:p>ante.dictum.mi@aol.com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yrone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nulla.tempor@outlook.ca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486" calcext:value-type="float">
            <text:p>486</text:p>
          </table:table-cell>
          <table:table-cell office:value-type="float" office:value="566" calcext:value-type="float">
            <text:p>566</text:p>
          </table:table-cell>
          <table:table-cell office:value-type="float" office:value="46" calcext:value-type="float">
            <text:p>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rclay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ac.libero.nec@protonmail.org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am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sit@google.couk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sociis.natoque.penatibus@icloud.net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office:value-type="float" office:value="49" calcext:value-type="float">
            <text:p>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nulla.integer@hotmail.com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ela</text:p>
          </table:table-cell>
          <table:table-cell office:value-type="string" calcext:value-type="string">
            <text:p>Mcbride</text:p>
          </table:table-cell>
          <table:table-cell office:value-type="string" calcext:value-type="string">
            <text:p>nec.mollis@google.net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velit.quisque@aol.couk</text:p>
          </table:table-cell>
          <table:table-cell office:value-type="float" office:value="332" calcext:value-type="float">
            <text:p>332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Jennings</text:p>
          </table:table-cell>
          <table:table-cell office:value-type="string" calcext:value-type="string">
            <text:p>aenean.gravida@hotmail.org</text:p>
          </table:table-cell>
          <table:table-cell office:value-type="float" office:value="333" calcext:value-type="float">
            <text:p>333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ady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aliquet.phasellus@icloud.edu</text:p>
          </table:table-cell>
          <table:table-cell office:value-type="float" office:value="334" calcext:value-type="float">
            <text:p>334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eleifend.cras.sed@aol.com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lel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sagittis@yahoo.com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sed.auctor@icloud.ca</text:p>
          </table:table-cell>
          <table:table-cell office:value-type="float" office:value="337" calcext:value-type="float">
            <text:p>337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cursus.et.magna@hotmail.edu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tiana</text:p>
          </table:table-cell>
          <table:table-cell office:value-type="string" calcext:value-type="string">
            <text:p>Blevins</text:p>
          </table:table-cell>
          <table:table-cell office:value-type="string" calcext:value-type="string">
            <text:p>eros.turpis.non@icloud.com</text:p>
          </table:table-cell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clan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dignissim@aol.couk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freda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sociis@protonmail.com</text:p>
          </table:table-cell>
          <table:table-cell office:value-type="float" office:value="341" calcext:value-type="float">
            <text:p>341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ndice</text:p>
          </table:table-cell>
          <table:table-cell office:value-type="string" calcext:value-type="string">
            <text:p>Wilder</text:p>
          </table:table-cell>
          <table:table-cell office:value-type="string" calcext:value-type="string">
            <text:p>neque@aol.com</text:p>
          </table:table-cell>
          <table:table-cell office:value-type="float" office:value="342" calcext:value-type="float">
            <text:p>342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Vinson</text:p>
          </table:table-cell>
          <table:table-cell office:value-type="string" calcext:value-type="string">
            <text:p>vitae.odio.sagittis@aol.net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Azalia</text:p>
          </table:table-cell>
          <table:table-cell office:value-type="string" calcext:value-type="string">
            <text:p>Rodgers</text:p>
          </table:table-cell>
          <table:table-cell office:value-type="string" calcext:value-type="string">
            <text:p>nec@outlook.org</text:p>
          </table:table-cell>
          <table:table-cell office:value-type="float" office:value="344" calcext:value-type="float">
            <text:p>344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ya</text:p>
          </table:table-cell>
          <table:table-cell office:value-type="string" calcext:value-type="string">
            <text:p>Buchanan</text:p>
          </table:table-cell>
          <table:table-cell office:value-type="string" calcext:value-type="string">
            <text:p>velit.pellentesque@protonmail.edu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nullam.vitae@hotmail.ca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office:value-type="float" office:value="586" calcext:value-type="float">
            <text:p>586</text:p>
          </table:table-cell>
          <table:table-cell office:value-type="float" office:value="66" calcext:value-type="float">
            <text:p>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Bates</text:p>
          </table:table-cell>
          <table:table-cell office:value-type="string" calcext:value-type="string">
            <text:p>fames.ac@google.org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office:value-type="float" office:value="587" calcext:value-type="float">
            <text:p>587</text:p>
          </table:table-cell>
          <table:table-cell office:value-type="float" office:value="67" calcext:value-type="float">
            <text:p>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Gould</text:p>
          </table:table-cell>
          <table:table-cell office:value-type="string" calcext:value-type="string">
            <text:p>praesent.luctus.curabitur@yahoo.ca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anna</text:p>
          </table:table-cell>
          <table:table-cell office:value-type="string" calcext:value-type="string">
            <text:p>Delaney</text:p>
          </table:table-cell>
          <table:table-cell office:value-type="string" calcext:value-type="string">
            <text:p>fusce.aliquam.enim@protonmail.com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office:value-type="float" office:value="69" calcext:value-type="float">
            <text:p>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Bonner</text:p>
          </table:table-cell>
          <table:table-cell office:value-type="string" calcext:value-type="string">
            <text:p>dui.suspendisse@aol.com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Sykes</text:p>
          </table:table-cell>
          <table:table-cell office:value-type="string" calcext:value-type="string">
            <text:p>purus.maecenas.libero@icloud.edu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  <table:table-cell office:value-type="float" office:value="591" calcext:value-type="float">
            <text:p>591</text:p>
          </table:table-cell>
          <table:table-cell office:value-type="float" office:value="71" calcext:value-type="float">
            <text:p>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Meadows</text:p>
          </table:table-cell>
          <table:table-cell office:value-type="string" calcext:value-type="string">
            <text:p>morbi@outlook.couk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Langley</text:p>
          </table:table-cell>
          <table:table-cell office:value-type="string" calcext:value-type="string">
            <text:p>rhoncus.donec@protonmail.couk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office:value-type="float" office:value="73" calcext:value-type="float">
            <text:p>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Shya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proin.mi.aliquam@hotmail.net</text:p>
          </table:table-cell>
          <table:table-cell office:value-type="float" office:value="354" calcext:value-type="float">
            <text:p>354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  <table:table-cell office:value-type="float" office:value="594" calcext:value-type="float">
            <text:p>594</text:p>
          </table:table-cell>
          <table:table-cell office:value-type="float" office:value="74" calcext:value-type="float">
            <text:p>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lla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non.nisi@aol.ca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an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ultrices.posuere.cubilia@google.com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isela</text:p>
          </table:table-cell>
          <table:table-cell office:value-type="string" calcext:value-type="string">
            <text:p>Daugherty</text:p>
          </table:table-cell>
          <table:table-cell office:value-type="string" calcext:value-type="string">
            <text:p>augue@yahoo.couk</text:p>
          </table:table-cell>
          <table:table-cell office:value-type="float" office:value="357" calcext:value-type="float">
            <text:p>357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office:value-type="float" office:value="77" calcext:value-type="float">
            <text:p>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dictum.mi@hotmail.net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office:value-type="float" office:value="518" calcext:value-type="float">
            <text:p>518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vivamus.non@protonmail.org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office:value-type="float" office:value="79" calcext:value-type="float">
            <text:p>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etha</text:p>
          </table:table-cell>
          <table:table-cell office:value-type="string" calcext:value-type="string">
            <text:p>Patton</text:p>
          </table:table-cell>
          <table:table-cell office:value-type="string" calcext:value-type="string">
            <text:p>nec.tempus@protonmail.net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Franks</text:p>
          </table:table-cell>
          <table:table-cell office:value-type="string" calcext:value-type="string">
            <text:p>risus@outlook.org</text:p>
          </table:table-cell>
          <table:table-cell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quisque.varius.nam@yahoo.com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facilisis@google.org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ton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diam.at.pretium@hotmail.ca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va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nare@outlook.couk</text:p>
          </table:table-cell>
          <table:table-cell office:value-type="float" office:value="365" calcext:value-type="float">
            <text:p>365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sit.amet@protonmail.com</text:p>
          </table:table-cell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Horne</text:p>
          </table:table-cell>
          <table:table-cell office:value-type="string" calcext:value-type="string">
            <text:p>velit.eget@protonmail.com</text:p>
          </table:table-cell>
          <table:table-cell office:value-type="float" office:value="367" calcext:value-type="float">
            <text:p>367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aliquet.diam@google.couk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Barrera</text:p>
          </table:table-cell>
          <table:table-cell office:value-type="string" calcext:value-type="string">
            <text:p>lorem@google.com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massa.vestibulum@outlook.net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Gillespie</text:p>
          </table:table-cell>
          <table:table-cell office:value-type="string" calcext:value-type="string">
            <text:p>orci.ut.sagittis@google.net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Mccarthy</text:p>
          </table:table-cell>
          <table:table-cell office:value-type="string" calcext:value-type="string">
            <text:p>faucibus.lectus@aol.org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Mccarthy</text:p>
          </table:table-cell>
          <table:table-cell office:value-type="string" calcext:value-type="string">
            <text:p>parturient.montes.nascetur@outlook.org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proin.ultrices@protonmail.net</text:p>
          </table:table-cell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fermentum@protonmail.org</text:p>
          </table:table-cell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urna@google.org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Nielsen</text:p>
          </table:table-cell>
          <table:table-cell office:value-type="string" calcext:value-type="string">
            <text:p>ligula.donec.luctus@outlook.couk</text:p>
          </table:table-cell>
          <table:table-cell office:value-type="float" office:value="377" calcext:value-type="float">
            <text:p>377</text:p>
          </table:table-cell>
          <table:table-cell office:value-type="float" office:value="457" calcext:value-type="float">
            <text:p>457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yt</text:p>
          </table:table-cell>
          <table:table-cell office:value-type="string" calcext:value-type="string">
            <text:p>Hester</text:p>
          </table:table-cell>
          <table:table-cell office:value-type="string" calcext:value-type="string">
            <text:p>purus.in@outlook.com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luctus.et@google.com</text:p>
          </table:table-cell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Mcdaniel</text:p>
          </table:table-cell>
          <table:table-cell office:value-type="string" calcext:value-type="string">
            <text:p>aliquam.nisl.nulla@google.org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yl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enim.etiam@google.com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ameson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ac.turpis@protonmail.com</text:p>
          </table:table-cell>
          <table:table-cell office:value-type="float" office:value="382" calcext:value-type="float">
            <text:p>382</text:p>
          </table:table-cell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shto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dapibus@google.ca</text:p>
          </table:table-cell>
          <table:table-cell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lleen</text:p>
          </table:table-cell>
          <table:table-cell office:value-type="string" calcext:value-type="string">
            <text:p>Livingston</text:p>
          </table:table-cell>
          <table:table-cell office:value-type="string" calcext:value-type="string">
            <text:p>semper@icloud.net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tellus.non.magna@protonmail.net</text:p>
          </table:table-cell>
          <table:table-cell office:value-type="float" office:value="385" calcext:value-type="float">
            <text:p>385</text:p>
          </table:table-cell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ollee</text:p>
          </table:table-cell>
          <table:table-cell office:value-type="string" calcext:value-type="string">
            <text:p>Donaldson</text:p>
          </table:table-cell>
          <table:table-cell office:value-type="string" calcext:value-type="string">
            <text:p>rhoncus@outlook.org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la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a@outlook.net</text:p>
          </table:table-cell>
          <table:table-cell office:value-type="float" office:value="387" calcext:value-type="float">
            <text:p>387</text:p>
          </table:table-cell>
          <table:table-cell office:value-type="float" office:value="467" calcext:value-type="float">
            <text:p>467</text:p>
          </table:table-cell>
          <table:table-cell office:value-type="float" office:value="547" calcext:value-type="float">
            <text:p>547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y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pellentesque.ut.ipsum@icloud.couk</text:p>
          </table:table-cell>
          <table:table-cell office:value-type="float" office:value="388" calcext:value-type="float">
            <text:p>388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rti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proin.velit.sed@aol.edu</text:p>
          </table:table-cell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incidunt.congue@google.org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Vang</text:p>
          </table:table-cell>
          <table:table-cell office:value-type="string" calcext:value-type="string">
            <text:p>adipiscing.mauris.molestie@google.net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nascetur.ridiculus.mus@outlook.ca</text:p>
          </table:table-cell>
          <table:table-cell office:value-type="float" office:value="392" calcext:value-type="float">
            <text:p>392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Davenport</text:p>
          </table:table-cell>
          <table:table-cell office:value-type="string" calcext:value-type="string">
            <text:p>porttitor.scelerisque@aol.org</text:p>
          </table:table-cell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diam.nunc@hotmail.couk</text:p>
          </table:table-cell>
          <table:table-cell office:value-type="float" office:value="394" calcext:value-type="float">
            <text:p>394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nulla.eu@aol.ca</text:p>
          </table:table-cell>
          <table:table-cell office:value-type="float" office:value="395" calcext:value-type="float">
            <text:p>395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Chambers</text:p>
          </table:table-cell>
          <table:table-cell office:value-type="string" calcext:value-type="string">
            <text:p>dis@google.net</text:p>
          </table:table-cell>
          <table:table-cell office:value-type="float" office:value="396" calcext:value-type="float">
            <text:p>396</text:p>
          </table:table-cell>
          <table:table-cell office:value-type="float" office:value="476" calcext:value-type="float">
            <text:p>476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hru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et.pede@icloud.net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office:value-type="float" office:value="557" calcext:value-type="float">
            <text:p>557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Mccray</text:p>
          </table:table-cell>
          <table:table-cell office:value-type="string" calcext:value-type="string">
            <text:p>aliquet.libero@aol.org</text:p>
          </table:table-cell>
          <table:table-cell office:value-type="float" office:value="398" calcext:value-type="float">
            <text:p>398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yles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ut.ipsum@yahoo.edu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sela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condimentum.eget@outlook.net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cia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in.at.pede@icloud.couk</text:p>
          </table:table-cell>
          <table:table-cell office:value-type="float" office:value="401" calcext:value-type="float">
            <text:p>401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sir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donec.egestas@google.ca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polin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ed.eu@icloud.edu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egra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enim@protonmail.com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purus.gravida.sagittis@protonmail.couk</text:p>
          </table:table-cell>
          <table:table-cell office:value-type="float" office:value="405" calcext:value-type="float">
            <text:p>405</text:p>
          </table:table-cell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cras.interdum.nunc@protonmail.org</text:p>
          </table:table-cell>
          <table:table-cell office:value-type="float" office:value="406" calcext:value-type="float">
            <text:p>406</text:p>
          </table:table-cell>
          <table:table-cell office:value-type="float" office:value="486" calcext:value-type="float">
            <text:p>486</text:p>
          </table:table-cell>
          <table:table-cell office:value-type="float" office:value="566" calcext:value-type="float">
            <text:p>566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unez</text:p>
          </table:table-cell>
          <table:table-cell office:value-type="string" calcext:value-type="string">
            <text:p>at.augue@google.com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yn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rhoncus.nullam.velit@aol.couk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avius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eu@outlook.net</text:p>
          </table:table-cell>
          <table:table-cell office:value-type="float" office:value="409" calcext:value-type="float">
            <text:p>409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aliquet.odio@protonmail.com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Oneal</text:p>
          </table:table-cell>
          <table:table-cell office:value-type="string" calcext:value-type="string">
            <text:p>ante.ipsum@icloud.com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laoreet.posuere@yahoo.edu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pellentesque.sed@aol.couk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Sherman</text:p>
          </table:table-cell>
          <table:table-cell office:value-type="string" calcext:value-type="string">
            <text:p>nulla@hotmail.org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lle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agna@google.ca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Dotson</text:p>
          </table:table-cell>
          <table:table-cell office:value-type="string" calcext:value-type="string">
            <text:p>tincidunt.nibh@protonmail.net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amona</text:p>
          </table:table-cell>
          <table:table-cell office:value-type="string" calcext:value-type="string">
            <text:p>Oneal</text:p>
          </table:table-cell>
          <table:table-cell office:value-type="string" calcext:value-type="string">
            <text:p>ligula.tortor.dictum@outlook.ca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ante</text:p>
          </table:table-cell>
          <table:table-cell office:value-type="string" calcext:value-type="string">
            <text:p>Melton</text:p>
          </table:table-cell>
          <table:table-cell office:value-type="string" calcext:value-type="string">
            <text:p>lorem.eu@icloud.com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nulla.eu@icloud.ca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caulay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tempor.diam.dictum@protonmail.edu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purus.sapien@hotmail.edu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relia</text:p>
          </table:table-cell>
          <table:table-cell office:value-type="string" calcext:value-type="string">
            <text:p>Wilkinson</text:p>
          </table:table-cell>
          <table:table-cell office:value-type="string" calcext:value-type="string">
            <text:p>euismod.enim@protonmail.com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curabitur.ut@outlook.net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ggy</text:p>
          </table:table-cell>
          <table:table-cell office:value-type="string" calcext:value-type="string">
            <text:p>Tillman</text:p>
          </table:table-cell>
          <table:table-cell office:value-type="string" calcext:value-type="string">
            <text:p>maecenas.iaculis@aol.ca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ultrices.posuere@yahoo.ca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at@icloud.ca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office:value-type="float" office:value="586" calcext:value-type="float">
            <text:p>586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ese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nunc@outlook.ca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office:value-type="float" office:value="587" calcext:value-type="float">
            <text:p>587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aenean.eget@aol.net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penatibus.et@icloud.edu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yam</text:p>
          </table:table-cell>
          <table:table-cell office:value-type="string" calcext:value-type="string">
            <text:p>Conley</text:p>
          </table:table-cell>
          <table:table-cell office:value-type="string" calcext:value-type="string">
            <text:p>risus.a.ultricies@hotmail.net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ato</text:p>
          </table:table-cell>
          <table:table-cell office:value-type="string" calcext:value-type="string">
            <text:p>Patton</text:p>
          </table:table-cell>
          <table:table-cell office:value-type="string" calcext:value-type="string">
            <text:p>ut.nulla@outlook.net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  <table:table-cell office:value-type="float" office:value="591" calcext:value-type="float">
            <text:p>591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ermaine</text:p>
          </table:table-cell>
          <table:table-cell office:value-type="string" calcext:value-type="string">
            <text:p>Blevins</text:p>
          </table:table-cell>
          <table:table-cell office:value-type="string" calcext:value-type="string">
            <text:p>duis.dignissim.tempor@yahoo.couk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ysandra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velit.eget@aol.ca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blandit.mattis@yahoo.ca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  <table:table-cell office:value-type="float" office:value="594" calcext:value-type="float">
            <text:p>594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nec.enim@outlook.edu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Zimmerman</text:p>
          </table:table-cell>
          <table:table-cell office:value-type="string" calcext:value-type="string">
            <text:p>dictum.placerat.augue@hotmail.couk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magna.suspendisse.tristique@icloud.edu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i.ac.mattis@protonmail.com</text:p>
          </table:table-cell>
          <table:table-cell office:value-type="float" office:value="438" calcext:value-type="float">
            <text:p>438</text:p>
          </table:table-cell>
          <table:table-cell office:value-type="float" office:value="518" calcext:value-type="float">
            <text:p>518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Christensen</text:p>
          </table:table-cell>
          <table:table-cell office:value-type="string" calcext:value-type="string">
            <text:p>odio.nam.interdum@protonmail.com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elka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non@aol.com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ery</text:p>
          </table:table-cell>
          <table:table-cell office:value-type="string" calcext:value-type="string">
            <text:p>Combs</text:p>
          </table:table-cell>
          <table:table-cell office:value-type="string" calcext:value-type="string">
            <text:p>felis.donec@outlook.org</text:p>
          </table:table-cell>
          <table:table-cell office:value-type="float" office:value="441" calcext:value-type="float">
            <text:p>441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ena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utrum.lorem@google.edu</text:p>
          </table:table-cell>
          <table:table-cell office:value-type="float" office:value="442" calcext:value-type="float">
            <text:p>442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nec.tempus@aol.ca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posuere@google.edu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rrod</text:p>
          </table:table-cell>
          <table:table-cell office:value-type="string" calcext:value-type="string">
            <text:p>Hodges</text:p>
          </table:table-cell>
          <table:table-cell office:value-type="string" calcext:value-type="string">
            <text:p>curabitur@hotmail.com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natoque.penatibus.et@hotmail.org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justo.praesent@yahoo.net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phasellus.fermentum.convallis@yahoo.ca</text:p>
          </table:table-cell>
          <table:table-cell office:value-type="float" office:value="448" calcext:value-type="float">
            <text:p>44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aliquam.gravida@google.net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vyn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sed.dictum@protonmail.ca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licia</text:p>
          </table:table-cell>
          <table:table-cell office:value-type="string" calcext:value-type="string">
            <text:p>Mccarthy</text:p>
          </table:table-cell>
          <table:table-cell office:value-type="string" calcext:value-type="string">
            <text:p>quisque.libero@hotmail.net</text:p>
          </table:table-cell>
          <table:table-cell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o</text:p>
          </table:table-cell>
          <table:table-cell office:value-type="string" calcext:value-type="string">
            <text:p>Eaton</text:p>
          </table:table-cell>
          <table:table-cell office:value-type="string" calcext:value-type="string">
            <text:p>aliquam@hotmail.edu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tincidunt@hotmail.org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vis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nibh.quisque@google.edu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turpis.egestas.fusce@protonmail.org</text:p>
          </table:table-cell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essamine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lorem.luctus.ut@icloud.couk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per.inceptos@outlook.edu</text:p>
          </table:table-cell>
          <table:table-cell office:value-type="float" office:value="457" calcext:value-type="float">
            <text:p>457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kayla</text:p>
          </table:table-cell>
          <table:table-cell office:value-type="string" calcext:value-type="string">
            <text:p>Gould</text:p>
          </table:table-cell>
          <table:table-cell office:value-type="string" calcext:value-type="string">
            <text:p>dolor.egestas.rhoncus@yahoo.couk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Pugh</text:p>
          </table:table-cell>
          <table:table-cell office:value-type="string" calcext:value-type="string">
            <text:p>est.ac@hotmail.ca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duis.cursus@hotmail.net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yrus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ornare.tortor.at@google.net</text:p>
          </table:table-cell>
          <table:table-cell office:value-type="float" office:value="461" calcext:value-type="float">
            <text:p>461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sem@hotmail.net</text:p>
          </table:table-cell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ncidunt.nibh@yahoo.edu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lorem.ipsum@hotmail.edu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andra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lobortis.tellus@yahoo.net</text:p>
          </table:table-cell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ichole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sapien.molestie@outlook.couk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mauris.integer@outlook.org</text:p>
          </table:table-cell>
          <table:table-cell office:value-type="float" office:value="467" calcext:value-type="float">
            <text:p>467</text:p>
          </table:table-cell>
          <table:table-cell office:value-type="float" office:value="547" calcext:value-type="float">
            <text:p>547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vel@hotmail.net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quis@yahoo.couk</text:p>
          </table:table-cell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parturient.montes@protonmail.com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duis.elementum.dui@aol.couk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illi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alesuada.ut.sem@yahoo.ca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aliquet.phasellus@outlook.org</text:p>
          </table:table-cell>
          <table:table-cell office:value-type="float" office:value="473" calcext:value-type="float">
            <text:p>473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rsa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leo.in@aol.couk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aliquet.proin@yahoo.ca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rynn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auctor@hotmail.edu</text:p>
          </table:table-cell>
          <table:table-cell office:value-type="float" office:value="476" calcext:value-type="float">
            <text:p>476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proin.mi@icloud.org</text:p>
          </table:table-cell>
          <table:table-cell office:value-type="float" office:value="477" calcext:value-type="float">
            <text:p>477</text:p>
          </table:table-cell>
          <table:table-cell office:value-type="float" office:value="557" calcext:value-type="float">
            <text:p>557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ut.aliquam.iaculis@icloud.ca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ipsum.ac.mi@aol.couk</text:p>
          </table:table-cell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lectus.justo.eu@yahoo.org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vis</text:p>
          </table:table-cell>
          <table:table-cell office:value-type="string" calcext:value-type="string">
            <text:p>Gibbs</text:p>
          </table:table-cell>
          <table:table-cell office:value-type="string" calcext:value-type="string">
            <text:p>ipsum.non@hotmail.org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Stokes</text:p>
          </table:table-cell>
          <table:table-cell office:value-type="string" calcext:value-type="string">
            <text:p>in.tincidunt@outlook.com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mauris.nulla@aol.edu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clay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nibh.dolor@outlook.net</text:p>
          </table:table-cell>
          <table:table-cell office:value-type="float" office:value="484" calcext:value-type="float">
            <text:p>484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nunc.laoreet@icloud.com</text:p>
          </table:table-cell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agna.tellus.faucibus@outlook.org</text:p>
          </table:table-cell>
          <table:table-cell office:value-type="float" office:value="486" calcext:value-type="float">
            <text:p>486</text:p>
          </table:table-cell>
          <table:table-cell office:value-type="float" office:value="566" calcext:value-type="float">
            <text:p>566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magna.tellus.faucibus@yahoo.ca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Pickett</text:p>
          </table:table-cell>
          <table:table-cell office:value-type="string" calcext:value-type="string">
            <text:p>metus@protonmail.net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ahir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egestas.sed@aol.com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ylee</text:p>
          </table:table-cell>
          <table:table-cell office:value-type="string" calcext:value-type="string">
            <text:p>Mccray</text:p>
          </table:table-cell>
          <table:table-cell office:value-type="string" calcext:value-type="string">
            <text:p>aliquet.magna.a@outlook.ca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ut.aliquam@yahoo.couk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euismod.mauris.eu@yahoo.couk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shim</text:p>
          </table:table-cell>
          <table:table-cell office:value-type="string" calcext:value-type="string">
            <text:p>Buchanan</text:p>
          </table:table-cell>
          <table:table-cell office:value-type="string" calcext:value-type="string">
            <text:p>dolor.dolor@aol.net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nascetur.ridiculus@hotmail.com</text:p>
          </table:table-cell>
          <table:table-cell office:value-type="float" office:value="494" calcext:value-type="float">
            <text:p>494</text:p>
          </table:table-cell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orci.sem@google.ca</text:p>
          </table:table-cell>
          <table:table-cell office:value-type="float" office:value="495" calcext:value-type="float">
            <text:p>495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ardley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arcu.sed@icloud.couk</text:p>
          </table:table-cell>
          <table:table-cell office:value-type="float" office:value="496" calcext:value-type="float">
            <text:p>496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a.facilisis.non@hotmail.net</text:p>
          </table:table-cell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mollis@yahoo.couk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Herman</text:p>
          </table:table-cell>
          <table:table-cell office:value-type="string" calcext:value-type="string">
            <text:p>parturient.montes@google.net</text:p>
          </table:table-cell>
          <table:table-cell office:value-type="float" office:value="499" calcext:value-type="float">
            <text:p>499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de</text:p>
          </table:table-cell>
          <table:table-cell office:value-type="string" calcext:value-type="string">
            <text:p>Rodriquez</text:p>
          </table:table-cell>
          <table:table-cell office:value-type="string" calcext:value-type="string">
            <text:p>mattis.ornare.lectus@aol.org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nam.consequat.dolor@protonmail.net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lma</text:p>
          </table:table-cell>
          <table:table-cell office:value-type="string" calcext:value-type="string">
            <text:p>Pugh</text:p>
          </table:table-cell>
          <table:table-cell office:value-type="string" calcext:value-type="string">
            <text:p>et.eros@google.couk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Shya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curabitur@yahoo.ca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ander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quis.turpis.vitae@yahoo.edu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cras@protonmail.edu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lista</text:p>
          </table:table-cell>
          <table:table-cell office:value-type="string" calcext:value-type="string">
            <text:p>Bradshaw</text:p>
          </table:table-cell>
          <table:table-cell office:value-type="string" calcext:value-type="string">
            <text:p>aliquet.vel.vulputate@yahoo.org</text:p>
          </table:table-cell>
          <table:table-cell office:value-type="float" office:value="506" calcext:value-type="float">
            <text:p>506</text:p>
          </table:table-cell>
          <table:table-cell office:value-type="float" office:value="586" calcext:value-type="float">
            <text:p>586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yn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sed.sapien@google.net</text:p>
          </table:table-cell>
          <table:table-cell office:value-type="float" office:value="507" calcext:value-type="float">
            <text:p>507</text:p>
          </table:table-cell>
          <table:table-cell office:value-type="float" office:value="587" calcext:value-type="float">
            <text:p>587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malesuada.fames@google.couk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arcu@aol.couk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Lowe</text:p>
          </table:table-cell>
          <table:table-cell office:value-type="string" calcext:value-type="string">
            <text:p>euismod.est.arcu@protonmail.com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cubilia.curae@outlook.net</text:p>
          </table:table-cell>
          <table:table-cell office:value-type="float" office:value="511" calcext:value-type="float">
            <text:p>511</text:p>
          </table:table-cell>
          <table:table-cell office:value-type="float" office:value="591" calcext:value-type="float">
            <text:p>591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enim.nunc.ut@yahoo.couk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donec.est.mauris@yahoo.edu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Howell</text:p>
          </table:table-cell>
          <table:table-cell office:value-type="string" calcext:value-type="string">
            <text:p>duis.a.mi@hotmail.com</text:p>
          </table:table-cell>
          <table:table-cell office:value-type="float" office:value="514" calcext:value-type="float">
            <text:p>514</text:p>
          </table:table-cell>
          <table:table-cell office:value-type="float" office:value="594" calcext:value-type="float">
            <text:p>594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Mcfarland</text:p>
          </table:table-cell>
          <table:table-cell office:value-type="string" calcext:value-type="string">
            <text:p>quis.arcu@outlook.couk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Sheppard</text:p>
          </table:table-cell>
          <table:table-cell office:value-type="string" calcext:value-type="string">
            <text:p>metus.aenean@google.net</text:p>
          </table:table-cell>
          <table:table-cell office:value-type="float" office:value="516" calcext:value-type="float">
            <text:p>516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lyn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ctus@outlook.org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allulah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adipiscing.non@protonmail.com</text:p>
          </table:table-cell>
          <table:table-cell office:value-type="float" office:value="518" calcext:value-type="float">
            <text:p>518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maecenas.mi@icloud.com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dnee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nec.imperdiet@google.org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Delaney</text:p>
          </table:table-cell>
          <table:table-cell office:value-type="string" calcext:value-type="string">
            <text:p>orci.lacus.vestibulum@protonmail.couk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pellentesque@outlook.couk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Gibbs</text:p>
          </table:table-cell>
          <table:table-cell office:value-type="string" calcext:value-type="string">
            <text:p>ac.mattis@outlook.com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pellentesque@outlook.ca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Barr</text:p>
          </table:table-cell>
          <table:table-cell office:value-type="string" calcext:value-type="string">
            <text:p>turpis@outlook.com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den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cursus.in.hendrerit@google.net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sden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mollis.phasellus@google.ca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iaculis.nec.eleifend@protonmail.net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Bartlett</text:p>
          </table:table-cell>
          <table:table-cell office:value-type="string" calcext:value-type="string">
            <text:p>libero@protonmail.org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donec.est.mauris@protonmail.ca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Dawson</text:p>
          </table:table-cell>
          <table:table-cell office:value-type="string" calcext:value-type="string">
            <text:p>urna.et@google.ca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purus.mauris@hotmail.couk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sden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malesuada.id@google.edu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proin@yahoo.org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Crosby</text:p>
          </table:table-cell>
          <table:table-cell office:value-type="string" calcext:value-type="string">
            <text:p>donec.nibh.enim@outlook.couk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Pope</text:p>
          </table:table-cell>
          <table:table-cell office:value-type="string" calcext:value-type="string">
            <text:p>elit@aol.com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non.feugiat@hotmail.org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chelle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ac.fermentum.vel@outlook.org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hya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tincidunt.orci.quis@google.edu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ossom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libero.at@icloud.couk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vulputate.mauris@hotmail.org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eo</text:p>
          </table:table-cell>
          <table:table-cell office:value-type="string" calcext:value-type="string">
            <text:p>Holt</text:p>
          </table:table-cell>
          <table:table-cell office:value-type="string" calcext:value-type="string">
            <text:p>sapien.gravida.non@yahoo.org</text:p>
          </table:table-cell>
          <table:table-cell office:value-type="float" office:value="542" calcext:value-type="float">
            <text:p>542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vestibulum.mauris.magna@google.couk</text:p>
          </table:table-cell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Burch</text:p>
          </table:table-cell>
          <table:table-cell office:value-type="string" calcext:value-type="string">
            <text:p>scelerisque.lorem@aol.com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Dickerson</text:p>
          </table:table-cell>
          <table:table-cell office:value-type="string" calcext:value-type="string">
            <text:p>convallis.est@aol.edu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velit.quisque@aol.edu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ilel</text:p>
          </table:table-cell>
          <table:table-cell office:value-type="string" calcext:value-type="string">
            <text:p>Alston</text:p>
          </table:table-cell>
          <table:table-cell office:value-type="string" calcext:value-type="string">
            <text:p>libero@outlook.org</text:p>
          </table:table-cell>
          <table:table-cell office:value-type="float" office:value="547" calcext:value-type="float">
            <text:p>547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ylee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cras@protonmail.net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donec.est@google.net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cey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malesuada.malesuada.integer@google.edu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dolor@aol.ca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Bonner</text:p>
          </table:table-cell>
          <table:table-cell office:value-type="string" calcext:value-type="string">
            <text:p>aliquam.auctor.velit@hotmail.org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eleste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nulla.donec@icloud.ca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cras.lorem@icloud.edu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hru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sem.consequat@protonmail.ca</text:p>
          </table:table-cell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enos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turpis.nulla.aliquet@google.org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Cline</text:p>
          </table:table-cell>
          <table:table-cell office:value-type="string" calcext:value-type="string">
            <text:p>scelerisque.neque.sed@icloud.org</text:p>
          </table:table-cell>
          <table:table-cell office:value-type="float" office:value="557" calcext:value-type="float">
            <text:p>557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errod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enim.nec@protonmail.org</text:p>
          </table:table-cell>
          <table:table-cell office:value-type="float" office:value="558" calcext:value-type="float">
            <text:p>558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elle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varius.et.euismod@yahoo.net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Crosby</text:p>
          </table:table-cell>
          <table:table-cell office:value-type="string" calcext:value-type="string">
            <text:p>et@hotmail.org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yra</text:p>
          </table:table-cell>
          <table:table-cell office:value-type="string" calcext:value-type="string">
            <text:p>Madden</text:p>
          </table:table-cell>
          <table:table-cell office:value-type="string" calcext:value-type="string">
            <text:p>justo.proin@aol.ca</text:p>
          </table:table-cell>
          <table:table-cell office:value-type="float" office:value="561" calcext:value-type="float">
            <text:p>561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xter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mi.lacinia.mattis@icloud.org</text:p>
          </table:table-cell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gan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curabitur.consequat.lectus@icloud.couk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Powers</text:p>
          </table:table-cell>
          <table:table-cell office:value-type="string" calcext:value-type="string">
            <text:p>porttitor.tellus@hotmail.net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ely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molestie@protonmail.ca</text:p>
          </table:table-cell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t</text:p>
          </table:table-cell>
          <table:table-cell office:value-type="string" calcext:value-type="string">
            <text:p>Mosley</text:p>
          </table:table-cell>
          <table:table-cell office:value-type="string" calcext:value-type="string">
            <text:p>iaculis@aol.net</text:p>
          </table:table-cell>
          <table:table-cell office:value-type="float" office:value="566" calcext:value-type="float">
            <text:p>566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etersen</text:p>
          </table:table-cell>
          <table:table-cell office:value-type="string" calcext:value-type="string">
            <text:p>bibendum.fermentum.metus@yahoo.com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Baxter</text:p>
          </table:table-cell>
          <table:table-cell office:value-type="string" calcext:value-type="string">
            <text:p>at@outlook.net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imperdiet@aol.edu</text:p>
          </table:table-cell>
          <table:table-cell office:value-type="float" office:value="569" calcext:value-type="float">
            <text:p>569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dwick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semper.nam@icloud.couk</text:p>
          </table:table-cell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O'Neill</text:p>
          </table:table-cell>
          <table:table-cell office:value-type="string" calcext:value-type="string">
            <text:p>bibendum@icloud.net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elit.aliquam@icloud.edu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nden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vel.est.tempor@google.ca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nnix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dictum.proin.eget@protonmail.net</text:p>
          </table:table-cell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blandit.nam@aol.couk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ith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ultricies.adipiscing@hotmail.org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arlson</text:p>
          </table:table-cell>
          <table:table-cell office:value-type="string" calcext:value-type="string">
            <text:p>bibendum.ullamcorper@google.com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aliquam.tincidunt@aol.net</text:p>
          </table:table-cell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aliquam.iaculis@hotmail.org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ada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justo.nec@hotmail.couk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euismod.mauris.eu@aol.edu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dett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porttitor.eros.nec@aol.ca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volutpat.nulla.dignissim@outlook.couk</text:p>
          </table:table-cell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ante.dictum@protonmail.org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lton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sem@protonmail.com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erat@aol.couk</text:p>
          </table:table-cell>
          <table:table-cell office:value-type="float" office:value="586" calcext:value-type="float">
            <text:p>586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mma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tortor.integer@yahoo.edu</text:p>
          </table:table-cell>
          <table:table-cell office:value-type="float" office:value="587" calcext:value-type="float">
            <text:p>587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ler</text:p>
          </table:table-cell>
          <table:table-cell office:value-type="string" calcext:value-type="string">
            <text:p>elit.nulla.facilisi@aol.edu</text:p>
          </table:table-cell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eph</text:p>
          </table:table-cell>
          <table:table-cell office:value-type="string" calcext:value-type="string">
            <text:p>Osborn</text:p>
          </table:table-cell>
          <table:table-cell office:value-type="string" calcext:value-type="string">
            <text:p>fusce.feugiat.lorem@yahoo.net</text:p>
          </table:table-cell>
          <table:table-cell office:value-type="float" office:value="589" calcext:value-type="float">
            <text:p>589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Fay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nulla@yahoo.com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rny</text:p>
          </table:table-cell>
          <table:table-cell office:value-type="string" calcext:value-type="string">
            <text:p>Blackwell</text:p>
          </table:table-cell>
          <table:table-cell office:value-type="string" calcext:value-type="string">
            <text:p>mollis.lectus.pede@hotmail.net</text:p>
          </table:table-cell>
          <table:table-cell office:value-type="float" office:value="591" calcext:value-type="float">
            <text:p>591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vangelin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neque.nullam@icloud.couk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polin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tempus.lorem.fringilla@yahoo.ca</text:p>
          </table:table-cell>
          <table:table-cell office:value-type="float" office:value="593" calcext:value-type="float">
            <text:p>593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Zena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molestie.sodales.mauris@aol.net</text:p>
          </table:table-cell>
          <table:table-cell office:value-type="float" office:value="594" calcext:value-type="float">
            <text:p>594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Burt</text:p>
          </table:table-cell>
          <table:table-cell office:value-type="string" calcext:value-type="string">
            <text:p>dolor.vitae@yahoo.org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dapibus.id.blandit@protonmail.ca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elit@yahoo.com</text:p>
          </table:table-cell>
          <table:table-cell office:value-type="float" office:value="597" calcext:value-type="float">
            <text:p>597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ligula@yahoo.couk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sim</text:p>
          </table:table-cell>
          <table:table-cell office:value-type="string" calcext:value-type="string">
            <text:p>Vang</text:p>
          </table:table-cell>
          <table:table-cell office:value-type="string" calcext:value-type="string">
            <text:p>purus.sapien@protonmail.net</text:p>
          </table:table-cell>
          <table:table-cell office:value-type="float" office:value="599" calcext:value-type="float">
            <text:p>599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Sargent</text:p>
          </table:table-cell>
          <table:table-cell office:value-type="string" calcext:value-type="string">
            <text:p>elit.pharetra@google.org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pede.ultrices@aol.couk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facilisi.sed@google.com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ut.eros@google.net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enim.sed.nulla@aol.net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mollis.vitae@outlook.net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ttis.integer.eu@icloud.ca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sim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arcu.imperdiet.ullamcorper@aol.couk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in.ornare@yahoo.com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rrod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quis.massa.mauris@outlook.couk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duis.volutpat.nunc@protonmail.ca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iana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nulla.facilisi@hotmail.couk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nisl.nulla@aol.ca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alhoun</text:p>
          </table:table-cell>
          <table:table-cell office:value-type="string" calcext:value-type="string">
            <text:p>feugiat.placerat.velit@hotmail.org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ya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ac.arcu@hotmail.ca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ysandra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eget.tincidunt.dui@protonmail.org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enim.sed@protonmail.org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interdum.sed@hotmail.com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magna.lorem@protonmail.org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Humphrey</text:p>
          </table:table-cell>
          <table:table-cell office:value-type="string" calcext:value-type="string">
            <text:p>nunc@outlook.net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non.arcu@yahoo.com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Mcbride</text:p>
          </table:table-cell>
          <table:table-cell office:value-type="string" calcext:value-type="string">
            <text:p>vitae.risus@aol.org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ephr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purus@protonmail.ca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uspendisse.sagittis.nullam@google.net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Holloway</text:p>
          </table:table-cell>
          <table:table-cell office:value-type="string" calcext:value-type="string">
            <text:p>elementum@aol.com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volutpat@icloud.com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dolor.dapibus.gravida@icloud.couk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urna.nullam@outlook.org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att</text:p>
          </table:table-cell>
          <table:table-cell office:value-type="string" calcext:value-type="string">
            <text:p>Mercado</text:p>
          </table:table-cell>
          <table:table-cell office:value-type="string" calcext:value-type="string">
            <text:p>scelerisque.mollis@yahoo.com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ville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diam@protonmail.com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dolor.sit@protonmail.net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aliquet.sem@yahoo.ca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pharetra.sed@aol.org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mattis.semper@aol.couk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ipsum.donec@icloud.couk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Larsen</text:p>
          </table:table-cell>
          <table:table-cell office:value-type="string" calcext:value-type="string">
            <text:p>eget.venenatis@icloud.net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em.ut@yahoo.ca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non@outlook.ca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cey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in.condimentum.donec@aol.com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Quon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ornare.lectus.justo@aol.ca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in@yahoo.net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aton</text:p>
          </table:table-cell>
          <table:table-cell office:value-type="string" calcext:value-type="string">
            <text:p>suspendisse.non@protonmail.org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molestie@protonmail.net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vulputate.ullamcorper@aol.net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yda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morbi.accumsan.laoreet@protonmail.net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Chambers</text:p>
          </table:table-cell>
          <table:table-cell office:value-type="string" calcext:value-type="string">
            <text:p>eget.tincidunt@aol.edu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ana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nisl.elementum@outlook.net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lectus.a@yahoo.net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aliquet@protonmail.org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placerat.augue@google.org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cras@protonmail.ca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Higgins</text:p>
          </table:table-cell>
          <table:table-cell office:value-type="string" calcext:value-type="string">
            <text:p>risus.at.fringilla@protonmail.couk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facilisis.facilisis.magna@icloud.ca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Wiggins</text:p>
          </table:table-cell>
          <table:table-cell office:value-type="string" calcext:value-type="string">
            <text:p>nascetur@aol.edu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libero@aol.edu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sem.ut.cursus@yahoo.couk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Mcknight</text:p>
          </table:table-cell>
          <table:table-cell office:value-type="string" calcext:value-type="string">
            <text:p>interdum.curabitur.dictum@google.edu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osephine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egestas@google.edu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libero.morbi.accumsan@hotmail.com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Norton</text:p>
          </table:table-cell>
          <table:table-cell office:value-type="string" calcext:value-type="string">
            <text:p>cursus.non@protonmail.com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et.ultrices@google.edu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lory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morbi@outlook.edu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futau</text:p>
          </table:table-cell>
          <table:table-cell office:value-type="string" calcext:value-type="string">
            <text:p>Wilkerson</text:p>
          </table:table-cell>
          <table:table-cell office:value-type="string" calcext:value-type="string">
            <text:p>dolor.sit@icloud.com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annon</text:p>
          </table:table-cell>
          <table:table-cell office:value-type="string" calcext:value-type="string">
            <text:p>Hensley</text:p>
          </table:table-cell>
          <table:table-cell office:value-type="string" calcext:value-type="string">
            <text:p>litora.torquent@icloud.com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natoque.penatibus@google.couk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Morrow</text:p>
          </table:table-cell>
          <table:table-cell office:value-type="string" calcext:value-type="string">
            <text:p>pellentesque.eget@aol.com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eleon</text:p>
          </table:table-cell>
          <table:table-cell office:value-type="string" calcext:value-type="string">
            <text:p>sem.elit.pharetra@yahoo.ca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eatrice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integer.mollis@icloud.org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enos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natoque@outlook.couk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ylee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in.aliquet@yahoo.ca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Farley</text:p>
          </table:table-cell>
          <table:table-cell office:value-type="string" calcext:value-type="string">
            <text:p>cras.lorem.lorem@google.net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eiko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cursus.et.eros@hotmail.com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et@yahoo.net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itanney</text:p>
          </table:table-cell>
          <table:table-cell office:value-type="string" calcext:value-type="string">
            <text:p>Bridges</text:p>
          </table:table-cell>
          <table:table-cell office:value-type="string" calcext:value-type="string">
            <text:p>lectus@aol.edu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vitae.sodales@hotmail.edu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Clements</text:p>
          </table:table-cell>
          <table:table-cell office:value-type="string" calcext:value-type="string">
            <text:p>turpis.non@outlook.org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iko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aliquam.ultrices.iaculis@protonmail.couk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Mcfarland</text:p>
          </table:table-cell>
          <table:table-cell office:value-type="string" calcext:value-type="string">
            <text:p>ac@icloud.edu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ilin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integer.urna.vivamus@icloud.org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amekah</text:p>
          </table:table-cell>
          <table:table-cell office:value-type="string" calcext:value-type="string">
            <text:p>Mccarthy</text:p>
          </table:table-cell>
          <table:table-cell office:value-type="string" calcext:value-type="string">
            <text:p>leo.in@google.edu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integer.aliquam@icloud.couk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</table:table-row>
      </table:table>
      <table:named-expressions/>
      <table:database-ranges>
        <table:database-range table:name="__Anonymous_Sheet_DB__0" table:target-range-address="users.A1:users.K128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fr" fo:country="FR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5T20:22:43.921636821</dc:date>
    <meta:editing-duration>PT25M55S</meta:editing-duration>
    <meta:editing-cycles>1</meta:editing-cycles>
    <meta:document-statistic meta:table-count="1" meta:cell-count="14091" meta:object-count="0"/>
    <meta:generator>LibreOffice/7.6.2.1$Linux_X86_64 LibreOffice_project/60$Build-1</meta:generator>
  </office:meta>
</office:document-meta>
</file>